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manifest.rdf" manifest:media-type="application/rdf+xml"/>
  <manifest:file-entry manifest:full-path="Object 1/styles.xml" manifest:media-type="text/xml"/>
  <manifest:file-entry manifest:full-path="Object 1/" manifest:version="1.2" manifest:media-type="application/vnd.oasis.opendocument.spreadsheet"/>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styles.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Pictures/2000000A000000DD000000DDF1F7E11A.svm" manifest:media-type=""/>
  <manifest:file-entry manifest:full-path="Object 6/styles.xml" manifest:media-type="text/xml"/>
  <manifest:file-entry manifest:full-path="Object 6/content.xml" manifest:media-type="text/xml"/>
  <manifest:file-entry manifest:full-path="Object 6/meta.xml" manifest:media-type="text/xml"/>
  <manifest:file-entry manifest:full-path="Object 6/" manifest:media-type="application/vnd.oasis.opendocument.chart"/>
  <manifest:file-entry manifest:full-path="Object 7/Pictures/2000000A000000DD000000DDF1F7E11A.svm" manifest:media-type=""/>
  <manifest:file-entry manifest:full-path="Object 7/styles.xml" manifest:media-type="text/xml"/>
  <manifest:file-entry manifest:full-path="Object 7/content.xml" manifest:media-type="text/xml"/>
  <manifest:file-entry manifest:full-path="Object 7/meta.xml" manifest:media-type="text/xml"/>
  <manifest:file-entry manifest:full-path="Object 7/" manifest:media-type="application/vnd.oasis.opendocument.chart"/>
  <manifest:file-entry manifest:full-path="Object 8/Pictures/2000000A000000DD000000DDF1F7E11A.svm" manifest:media-type=""/>
  <manifest:file-entry manifest:full-path="Object 8/styles.xml" manifest:media-type="text/xml"/>
  <manifest:file-entry manifest:full-path="Object 8/content.xml" manifest:media-type="text/xml"/>
  <manifest:file-entry manifest:full-path="Object 8/meta.xml" manifest:media-type="text/xml"/>
  <manifest:file-entry manifest:full-path="Object 8/" manifest:media-type="application/vnd.oasis.opendocument.chart"/>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Courier New" svg:font-family="'Courier New'" style:font-adornments="Normal" style:font-family-generic="modern" style:font-pitch="fixed"/>
    <style:font-face style:name="Calibri" svg:font-family="Calibri"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Calibri2"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end" style:justify-single-word="false"/>
      <style:text-properties fo:font-size="10pt" officeooo:rsid="001a70ce" officeooo:paragraph-rsid="001a70ce" style:font-size-asian="8.75pt" style:font-size-complex="10pt"/>
    </style:style>
    <style:style style:name="P2" style:family="paragraph" style:parent-style-name="Footer">
      <style:paragraph-properties fo:text-align="center" style:justify-single-word="false"/>
    </style:style>
    <style:style style:name="P3" style:family="paragraph" style:parent-style-name="Standard">
      <style:paragraph-properties fo:line-height="150%"/>
      <style:text-properties style:text-underline-style="solid" style:text-underline-width="auto" style:text-underline-color="font-color" fo:font-weight="bold" officeooo:rsid="001a70ce" style:font-weight-asian="bold" style:font-weight-complex="bold"/>
    </style:style>
    <style:style style:name="P4" style:family="paragraph" style:parent-style-name="Standard">
      <style:paragraph-properties fo:line-height="150%"/>
      <style:text-properties style:font-name="Calibri1" fo:font-size="12pt" fo:language="ca" fo:country="ES" fo:font-weight="bold" officeooo:rsid="001a70ce" officeooo:paragraph-rsid="001a70ce" style:font-size-asian="12pt" style:font-weight-asian="bold" style:font-size-complex="12pt"/>
    </style:style>
    <style:style style:name="P5" style:family="paragraph" style:parent-style-name="Standard">
      <style:paragraph-properties fo:line-height="150%"/>
      <style:text-properties style:font-name="Calibri1" fo:font-size="12pt" fo:language="ca" fo:country="ES" officeooo:rsid="001a70ce" officeooo:paragraph-rsid="001a70ce" style:font-size-asian="12pt" style:font-size-complex="12pt"/>
    </style:style>
    <style:style style:name="P6" style:family="paragraph" style:parent-style-name="Standard">
      <style:paragraph-properties fo:line-height="150%"/>
      <style:text-properties style:font-name="Calibri1" fo:font-size="12pt" fo:language="ca" fo:country="ES" officeooo:paragraph-rsid="001a70ce" style:font-size-asian="12pt" style:font-size-complex="12pt"/>
    </style:style>
    <style:style style:name="P7" style:family="paragraph" style:parent-style-name="List_20_Paragraph" style:list-style-name="WWNum1">
      <style:paragraph-properties fo:line-height="150%"/>
      <style:text-properties style:font-name="Calibri1" fo:font-size="12pt" fo:language="ca" fo:country="ES" officeooo:rsid="001a70ce" officeooo:paragraph-rsid="001a70ce" style:font-size-asian="12pt" style:font-size-complex="12pt"/>
    </style:style>
    <style:style style:name="P8" style:family="paragraph" style:parent-style-name="List_20_Paragraph" style:list-style-name="WWNum1">
      <style:paragraph-properties fo:line-height="150%"/>
      <style:text-properties style:font-name="Calibri1" fo:font-size="12pt" fo:language="ca" fo:country="ES" style:font-size-asian="12pt" style:font-size-complex="12pt"/>
    </style:style>
    <style:style style:name="P9" style:family="paragraph" style:parent-style-name="List_20_Paragraph" style:list-style-name="WWNum1">
      <style:paragraph-properties fo:line-height="150%"/>
      <style:text-properties style:font-name="Calibri1" fo:font-size="12pt" fo:language="ca" fo:country="ES" officeooo:paragraph-rsid="001edf6c" style:font-size-asian="12pt" style:font-size-complex="12pt"/>
    </style:style>
    <style:style style:name="P10" style:family="paragraph" style:parent-style-name="List_20_Paragraph" style:list-style-name="WWNum1">
      <style:paragraph-properties fo:margin-left="0cm" fo:margin-right="0cm" fo:line-height="150%" fo:text-indent="0cm" style:auto-text-indent="false"/>
      <style:text-properties style:font-name="Calibri1" fo:font-size="12pt" fo:language="ca" fo:country="ES" officeooo:rsid="001c9869" officeooo:paragraph-rsid="001c9869" style:font-size-asian="12pt" style:font-size-complex="12pt"/>
    </style:style>
    <style:style style:name="P11" style:family="paragraph" style:parent-style-name="List_20_Paragraph" style:list-style-name="WWNum1">
      <style:paragraph-properties fo:margin-left="0cm" fo:margin-right="0cm" fo:line-height="150%" fo:text-indent="0cm" style:auto-text-indent="false"/>
      <style:text-properties style:font-name="Calibri1" fo:font-size="12pt" fo:language="ca" fo:country="ES" officeooo:rsid="001d6d36" officeooo:paragraph-rsid="001d6d36" style:font-size-asian="12pt" style:font-size-complex="12pt"/>
    </style:style>
    <style:style style:name="P12" style:family="paragraph" style:parent-style-name="List_20_Paragraph" style:list-style-name="WWNum1">
      <style:paragraph-properties fo:margin-left="0cm" fo:margin-right="0cm" fo:line-height="150%" fo:text-indent="0cm" style:auto-text-indent="false"/>
      <style:text-properties style:font-name="Calibri1" fo:font-size="12pt" fo:language="ca" fo:country="ES" officeooo:rsid="001d6d36" officeooo:paragraph-rsid="001edf6c" style:font-size-asian="12pt" style:font-size-complex="12pt"/>
    </style:style>
    <style:style style:name="P13" style:family="paragraph" style:parent-style-name="List_20_Paragraph" style:list-style-name="WWNum1">
      <style:paragraph-properties fo:margin-left="0cm" fo:margin-right="0cm" fo:line-height="150%" fo:text-align="center" style:justify-single-word="false" fo:text-indent="0cm" style:auto-text-indent="false"/>
      <style:text-properties style:font-name="Calibri1" fo:font-size="12pt" fo:language="ca" fo:country="ES" officeooo:rsid="001d6d36" officeooo:paragraph-rsid="001edf6c" style:font-size-asian="12pt" style:font-size-complex="12pt"/>
    </style:style>
    <style:style style:name="P14" style:family="paragraph" style:parent-style-name="List_20_Paragraph">
      <style:paragraph-properties fo:margin-left="0cm" fo:margin-right="0cm" fo:line-height="150%" fo:text-align="center" style:justify-single-word="false" fo:text-indent="0cm" style:auto-text-indent="false"/>
      <style:text-properties style:font-name="Calibri1" fo:font-size="12pt" fo:language="ca" fo:country="ES" officeooo:rsid="001d6d36" officeooo:paragraph-rsid="001d6d36" style:font-size-asian="12pt" style:font-size-complex="12pt"/>
    </style:style>
    <style:style style:name="P15" style:family="paragraph" style:parent-style-name="List_20_Paragraph">
      <style:paragraph-properties fo:margin-left="0cm" fo:margin-right="0cm" fo:line-height="150%" fo:text-indent="0cm" style:auto-text-indent="false"/>
      <style:text-properties style:font-name="Calibri1" fo:font-size="12pt" fo:language="ca" fo:country="ES" officeooo:rsid="001d6d36" officeooo:paragraph-rsid="001d6d36" style:font-size-asian="12pt" style:font-size-complex="12pt"/>
    </style:style>
    <style:style style:name="P16" style:family="paragraph" style:parent-style-name="List_20_Paragraph">
      <style:paragraph-properties fo:margin-left="0cm" fo:margin-right="0cm" fo:line-height="150%" fo:text-indent="0cm" style:auto-text-indent="false"/>
      <style:text-properties style:font-name="Calibri1" fo:font-size="12pt" fo:language="ca" fo:country="ES" officeooo:rsid="00209ae1" officeooo:paragraph-rsid="00209ae1" style:font-size-asian="12pt" style:font-size-complex="12pt"/>
    </style:style>
    <style:style style:name="P17" style:family="paragraph" style:parent-style-name="List_20_Paragraph">
      <style:paragraph-properties fo:margin-left="0cm" fo:margin-right="0cm" fo:line-height="150%" fo:text-align="center" style:justify-single-word="false" fo:text-indent="0cm" style:auto-text-indent="false"/>
      <style:text-properties style:font-name="Calibri1" fo:font-size="12pt" fo:language="ca" fo:country="ES" officeooo:rsid="00209ae1" officeooo:paragraph-rsid="00209ae1" style:font-size-asian="12pt" style:font-size-complex="12pt"/>
    </style:style>
    <style:style style:name="P18" style:family="paragraph" style:parent-style-name="List_20_Paragraph">
      <style:paragraph-properties fo:margin-left="0cm" fo:margin-right="0cm" fo:line-height="150%" fo:text-align="start" style:justify-single-word="false" fo:text-indent="0cm" style:auto-text-indent="false"/>
      <style:text-properties style:font-name="Calibri1" fo:font-size="12pt" fo:language="ca" fo:country="ES" officeooo:rsid="0021d8d1" officeooo:paragraph-rsid="0021d8d1" style:font-size-asian="12pt" style:font-size-complex="12pt"/>
    </style:style>
    <style:style style:name="P19" style:family="paragraph" style:parent-style-name="List_20_Paragraph">
      <style:paragraph-properties fo:margin-left="0cm" fo:margin-right="0cm" fo:line-height="150%" fo:text-indent="0cm" style:auto-text-indent="false"/>
      <style:text-properties style:font-name="Calibri1" fo:font-size="12pt" fo:language="ca" fo:country="ES" officeooo:rsid="00233d82" officeooo:paragraph-rsid="00233d82" style:font-size-asian="12pt" style:font-size-complex="12pt"/>
    </style:style>
    <style:style style:name="P20" style:family="paragraph" style:parent-style-name="List_20_Paragraph">
      <style:paragraph-properties fo:margin-left="0cm" fo:margin-right="0cm" fo:line-height="150%" fo:text-align="center" style:justify-single-word="false" fo:text-indent="0cm" style:auto-text-indent="false"/>
      <style:text-properties style:font-name="Calibri1" fo:font-size="12pt" fo:language="ca" fo:country="ES" officeooo:rsid="00233d82" officeooo:paragraph-rsid="00233d82" style:font-size-asian="12pt" style:font-size-complex="12pt"/>
    </style:style>
    <style:style style:name="P21" style:family="paragraph" style:parent-style-name="List_20_Paragraph">
      <style:paragraph-properties fo:margin-left="0cm" fo:margin-right="0cm" fo:line-height="150%" fo:text-align="start" style:justify-single-word="false" fo:text-indent="0cm" style:auto-text-indent="false"/>
      <style:text-properties style:font-name="Calibri1" fo:font-size="12pt" fo:language="ca" fo:country="ES" officeooo:rsid="002392a5" officeooo:paragraph-rsid="002392a5" style:font-size-asian="12pt" style:font-size-complex="12pt"/>
    </style:style>
    <style:style style:name="P22" style:family="paragraph" style:parent-style-name="List_20_Paragraph">
      <style:paragraph-properties fo:margin-left="0cm" fo:margin-right="0cm" fo:line-height="150%" fo:text-indent="0cm" style:auto-text-indent="false"/>
      <style:text-properties style:font-name="Calibri1" fo:font-size="12pt" fo:language="ca" fo:country="ES" officeooo:rsid="0024c026" officeooo:paragraph-rsid="0024c026" style:font-size-asian="12pt" style:font-size-complex="12pt"/>
    </style:style>
    <style:style style:name="P23" style:family="paragraph" style:parent-style-name="List_20_Paragraph">
      <style:paragraph-properties fo:margin-left="0cm" fo:margin-right="0cm" fo:line-height="150%" fo:text-indent="0cm" style:auto-text-indent="false"/>
      <style:text-properties style:font-name="Calibri1" fo:font-size="12pt" fo:language="ca" fo:country="ES" officeooo:rsid="002548b8" officeooo:paragraph-rsid="002548b8" style:font-size-asian="12pt" style:font-size-complex="12pt"/>
    </style:style>
    <style:style style:name="P24" style:family="paragraph" style:parent-style-name="List_20_Paragraph">
      <style:paragraph-properties fo:margin-left="0cm" fo:margin-right="0cm" fo:line-height="150%" fo:text-align="start" style:justify-single-word="false" fo:text-indent="0cm" style:auto-text-indent="false"/>
      <style:text-properties style:font-name="Calibri1" fo:font-size="12pt" fo:language="ca" fo:country="ES" officeooo:rsid="001edf6c" officeooo:paragraph-rsid="001edf6c" style:font-size-asian="12pt" style:font-size-complex="12pt"/>
    </style:style>
    <style:style style:name="P25" style:family="paragraph" style:parent-style-name="List_20_Paragraph">
      <style:paragraph-properties fo:margin-left="0cm" fo:margin-right="0cm" fo:line-height="150%" fo:text-indent="0cm" style:auto-text-indent="false"/>
      <style:text-properties style:font-name="Calibri1" fo:font-size="12pt" fo:language="ca" fo:country="ES" style:font-size-asian="12pt" style:font-size-complex="12pt"/>
    </style:style>
    <style:style style:name="P26" style:family="paragraph" style:parent-style-name="List_20_Paragraph" style:list-style-name="WWNum1">
      <style:paragraph-properties fo:margin-left="0cm" fo:margin-right="0cm" fo:line-height="150%" fo:text-indent="0cm" style:auto-text-indent="false"/>
      <style:text-properties style:font-name="Calibri1" fo:font-size="12pt" fo:language="ca" fo:country="ES" fo:font-style="normal" officeooo:rsid="001d6d36" officeooo:paragraph-rsid="001d6d36" style:font-size-asian="12pt" style:font-style-asian="normal" style:font-size-complex="12pt" style:font-style-complex="normal"/>
    </style:style>
    <style:style style:name="T1" style:family="text">
      <style:text-properties officeooo:rsid="001a70ce"/>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officeooo:rsid="001edf6c"/>
    </style:style>
    <style:style style:name="fr1" style:family="graphic" style:parent-style-name="OLE">
      <style:graphic-properties style:vertical-pos="from-top" style:vertical-rel="paragraph" style:horizontal-pos="from-left" style:horizontal-rel="paragraph" draw:ole-draw-aspect="1"/>
    </style:style>
    <style:style style:name="fr2" style:family="graphic" style:parent-style-name="Formula">
      <style:graphic-properties style:vertical-pos="from-top" style:horizontal-pos="from-left" style:horizontal-rel="paragraph-content" draw:ole-draw-aspect="1"/>
    </style:style>
    <style:style style:name="fr3" style:family="graphic" style:parent-style-name="Formula">
      <style:graphic-properties style:vertical-pos="from-top"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ractica 6 d'Empresa: Balanç i Ratios</text:p>
      <text:p text:style-name="P4">Enunciat:</text:p>
      <text:p text:style-name="P5">Partint dels comptes que s'ofereixen a l'enunciat, construir el Balanç de la Empresa per als anys corresponents amb el model explicat a classe.</text:p>
      <text:p text:style-name="P5">Has de intentar col·locar cada compte en el seu lloc corresponent, aconseguint el actiu i el passiu de cada any.</text:p>
      <text:p text:style-name="P5">Un cop establert el balanç del anys 2009 al 2013, trobar:</text:p>
      <text:p text:style-name="P6"><draw:frame draw:style-name="fr1" draw:name="Objeto1" text:anchor-type="paragraph" svg:x="-1.616cm" svg:y="-0.106cm" svg:width="18.124cm" svg:height="15.065cm" draw:z-index="0"><draw:object xlink:href="./Object 1" xlink:type="simple" xlink:show="embed" xlink:actuate="onLoad"/><draw:image xlink:href="./ObjectReplacements/Object 1" xlink:type="simple" xlink:show="embed" xlink:actuate="onLoad"/></draw:frame></text:p>
      <text:list xml:id="list2267249617979740767" text:style-name="WWNum1">
        <text:list-item>
          <text:p text:style-name="P7"><text:soft-page-break/>La variació inter-anual:</text:p>
          <text:list>
            <text:list-item>
              <text:p text:style-name="P7">Que ha passat amb l'actiu?</text:p>
              <text:p text:style-name="P10">El Balanç, i en concret l'actiu d'aquesta Empresa que tractem, no ha variat en excés al llarg dels anys. Trobem que, des del 2009, l'actiu corrent de la empresa sobrepassa per una gran quantitat al seu actiu fixe. Tot i això, cal observar els anys 2011 i 2012, en els quals els dos tipus d'actius (el fixe i el corrent) van apropar-se prou com per a quasi equilibrar-se, amb una quantitat d'actiu fixe de 23.691€ al 2011 i 43.102€ al 2012, i una quantitat d'actiu corrent de 37.228€ al 2011 i 63.892€ al 2012. </text:p>
              <text:p text:style-name="P10"/>
            </text:list-item>
            <text:list-item>
              <text:p text:style-name="P8"><text:span text:style-name="T1">Que ha passat amb el capita</text:span>l? <text:span text:style-name="T1">Té explicació</text:span>?</text:p>
              <text:p text:style-name="P11">Durant els cinc anys els quals estudiem el balanç d'aquesta Empresa, podem observar que al compte de ''<text:span text:style-name="T2">Capital Escriturado</text:span><text:span text:style-name="T3">'' sempre hi ha una quantia anual de 30.000€ i en cap any ni augmenta ni disminueix. Podem trobar explicació d'aquest fet en la pròpia divisió del capital, comptablement parlant («capital escripturat» i «capital no exigit»). És bastant probable que, o bé per a fer quadrar els comptes entre Actiu-Passiu o bé per a evitar pagar un nombre més alt d'impostos sobre el propi capital de la Empresa, aquest compte tingui ''marcat'' un límit de fons per a cada any.</text:span></text:p>
              <text:p text:style-name="P26"/>
            </text:list-item>
          </text:list>
        </text:list-item>
        <text:list-item>
          <text:p text:style-name="P7">Trobar els següents ratis i explicar el seu significat:</text:p>
          <text:list>
            <text:list-item>
              <text:p text:style-name="P8"><text:span text:style-name="T1">''</text:span>Solvencia<text:span text:style-name="T1">''</text:span> o <text:span text:style-name="T1">''</text:span>autonomía financiera<text:span text:style-name="T1">''</text:span></text:p>
              <text:p text:style-name="P12">Aquest és un indicador, basat en una relació entre els Actius totals i els Passius totals, que representa el pes que té el passiu respecte als recursos que té una empresa per a afrontar-los. <text:span text:style-name="T4">El seu rati es pot calcular de la següent forma:</text:span></text:p>
              <text:p text:style-name="P13"><draw:frame draw:style-name="fr2" draw:name="Objeto3" text:anchor-type="as-char" svg:y="-0.619cm" svg:width="4.426cm" svg:height="0.998cm" draw:z-index="2"><draw:object xlink:href="./Object 3" xlink:type="simple" xlink:show="embed" xlink:actuate="onLoad"/><draw:image xlink:href="./ObjectReplacements/Object 3" xlink:type="simple" xlink:show="embed" xlink:actuate="onLoad"/></draw:frame></text:p>
              <text:p text:style-name="P12">En la nostra compta de balanç trobem que coincideixen els Actius totals i els Passius totals anuals, així que podem dir que aquesta relació és <text:span text:style-name="T2">1</text:span><text:span text:style-name="T3"> en el nostre cas.</text:span></text:p>
              <text:p text:style-name="P26"/>
            </text:list-item>
            <text:list-item>
              <text:p text:style-name="P8"><text:span text:style-name="T1">''</text:span>Liquidez<text:span text:style-name="T1">''</text:span></text:p>
            </text:list-item>
          </text:list>
        </text:list-item>
      </text:list>
      <text:p text:style-name="P15">Aquest concepte es defineix com a la qualitat dels actius d'una empresa per a esser transformats en diners de forma immediata i sense gran pèrdua de valor. <text:span text:style-name="T4">Es pot entendre com a la capacitat d'una empresa per a afrontar, amb el seu actiu corrent, els deutes a curt termini. Aquest rati es calcula de la següent forma:</text:span></text:p>
      <text:p text:style-name="P14"><text:soft-page-break/><draw:frame draw:style-name="fr2" draw:name="Objeto2" text:anchor-type="as-char" svg:y="-0.619cm" svg:width="5.708cm" svg:height="0.998cm" draw:z-index="1"><draw:object xlink:href="./Object 2" xlink:type="simple" xlink:show="embed" xlink:actuate="onLoad"/><draw:image xlink:href="./ObjectReplacements/Object 2" xlink:type="simple" xlink:show="embed" xlink:actuate="onLoad"/></draw:frame></text:p>
      <text:p text:style-name="P24">En la nostra Empresa, trobem que aquest rati varia de diferents formes al llarg dels anys (començant en 9 al 2009 i arribant a 31 al 2013), indicant-nos que amb els anys, l'empresa guanya ''liquidez''.</text:p>
      <text:p text:style-name="P24"/>
      <text:p text:style-name="P25"/>
      <text:list xml:id="list211048407179787" text:continue-numbering="true" text:style-name="WWNum1">
        <text:list-item>
          <text:list>
            <text:list-item>
              <text:p text:style-name="P8"><text:span text:style-name="T1">''</text:span>Rentabilidad del Capital<text:span text:style-name="T1">''</text:span></text:p>
            </text:list-item>
          </text:list>
        </text:list-item>
      </text:list>
      <text:p text:style-name="P16">Usem aquest concepte com a indicador de la rendibilitat d'una empresa. El podem definir com a la relació entre el benefici net i els fons propis de la empresa, un valor més alt significa una situació més prospera per a la empresa. Aquest rati el podem calcular així:</text:p>
      <text:p text:style-name="P17"><draw:frame draw:style-name="fr3" draw:name="Objeto4" text:anchor-type="as-char" svg:y="-0.619cm" svg:width="8.641cm" svg:height="0.998cm" draw:z-index="3"><draw:object xlink:href="./Object 4" xlink:type="simple" xlink:show="embed" xlink:actuate="onLoad"/><draw:image xlink:href="./ObjectReplacements/Object 4" xlink:type="simple" xlink:show="embed" xlink:actuate="onLoad"/></draw:frame></text:p>
      <text:p text:style-name="P18">En el cas de la nostra Empresa podem observar una variació decreixent que comença en 2'2 al 2009 fins a arribar a 1'8 al 2013.</text:p>
      <text:p text:style-name="P25"/>
      <text:list xml:id="list211048408175060" text:continue-numbering="true" text:style-name="WWNum1">
        <text:list-item>
          <text:list>
            <text:list-item>
              <text:p text:style-name="P9"><text:span text:style-name="T1">''</text:span>Rentabilidad de activos<text:span text:style-name="T1">''</text:span></text:p>
            </text:list-item>
          </text:list>
        </text:list-item>
      </text:list>
      <text:p text:style-name="P19">Aquest rati mesura la rendibilitat dels actius d'una empresa relacionant els beneficis nets amb els actius totals. El calculem d'aquesta forma:</text:p>
      <text:p text:style-name="P20"><draw:frame draw:style-name="fr3" draw:name="Objeto5" text:anchor-type="as-char" svg:y="-0.619cm" svg:width="7.064cm" svg:height="0.998cm" draw:z-index="4"><draw:object xlink:href="./Object 5" xlink:type="simple" xlink:show="embed" xlink:actuate="onLoad"/><draw:image xlink:href="./ObjectReplacements/Object 5" xlink:type="simple" xlink:show="embed" xlink:actuate="onLoad"/></draw:frame></text:p>
      <text:p text:style-name="P21">En el nostre cas, trobem que aquest rati, que es mou sobre el valor 0'8, es bastant estàtic i que es manté al llarg dels anys (l'any que mes <text:span text:style-name="T2">cau</text:span><text:span text:style-name="T3"> es situa sobre el 0'59).</text:span></text:p>
      <text:p text:style-name="P25"/>
      <text:list xml:id="list211048410164496" text:continue-numbering="true" text:style-name="WWNum1">
        <text:list-item>
          <text:p text:style-name="P8"><text:span text:style-name="T1">Variacions anuals d'aquests ratis. En quins casos es positiu o negatiu</text:span>?</text:p>
        </text:list-item>
      </text:list>
      <text:p text:style-name="P25"/>
      <text:p text:style-name="P22">Com trobem que les comptes entre actius i passius quadren gairebé a la perfecció, diem que el rati de ''Solvencia'' es troba al llarg dels anys a 1.</text:p>
      <text:p text:style-name="P22"/>
      <text:p text:style-name="P22"/>
      <text:p text:style-name="P22"/>
      <text:p text:style-name="P22"/>
      <text:p text:style-name="P22"/>
      <text:p text:style-name="P22"/>
      <text:p text:style-name="P22"/>
      <text:p text:style-name="P22"/>
      <text:p text:style-name="P22"><text:soft-page-break/>La evolució de la ''Liquidez'' de la Empresa:</text:p>
      <text:p text:style-name="P22"/>
      <text:p text:style-name="P22"><draw:frame draw:style-name="fr1" draw:name="Objeto6" text:anchor-type="paragraph" svg:x="0.374cm" svg:y="-0.37cm" svg:width="13.827cm" svg:height="7.779cm" draw:z-index="5"><draw:object xlink:href="./Object 6" xlink:type="simple" xlink:show="embed" xlink:actuate="onLoad"/><draw:image xlink:href="./ObjectReplacements/Object 6" xlink:type="simple" xlink:show="embed" xlink:actuate="onLoad"/></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3"/>
      <text:p text:style-name="P23"/>
      <text:p text:style-name="P23">El rati de rendibilitat del capital al llarg dels anys:</text:p>
      <text:p text:style-name="P23"/>
      <text:p text:style-name="P23"/>
      <text:p text:style-name="P23"/>
      <text:p text:style-name="P23"><draw:frame draw:style-name="fr1" draw:name="Objeto7" text:anchor-type="paragraph" svg:x="0.014cm" svg:y="-0.293cm" svg:width="14.392cm" svg:height="8.094cm" draw:z-index="7"><draw:object xlink:href="./Object 7" xlink:type="simple" xlink:show="embed" xlink:actuate="onLoad"/><draw:image xlink:href="./ObjectReplacements/Object 7" xlink:type="simple" xlink:show="embed" xlink:actuate="onLoad"/></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oft-page-break/></text:p>
      <text:p text:style-name="P23">I per últim, el rati de rendibilitat de actius:</text:p>
      <text:p text:style-name="P23"/>
      <text:p text:style-name="P23"><draw:frame draw:style-name="fr1" draw:name="Objeto8" text:anchor-type="paragraph" svg:x="-0.104cm" svg:y="0.238cm" svg:width="14.152cm" svg:height="7.96cm" draw:z-index="6"><draw:object xlink:href="./Object 8" xlink:type="simple" xlink:show="embed" xlink:actuate="onLoad"/><draw:image xlink:href="./ObjectReplacements/Object 8"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Courier New" svg:font-family="'Courier New'" style:font-adornments="Normal" style:font-family-generic="modern" style:font-pitch="fixed"/>
    <style:font-face style:name="Calibri" svg:font-family="Calibri"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Calibri2"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s" fo:country="ES" style:letter-kerning="true" style:font-name-asian="Calibri2" style:font-size-asian="11pt" style:language-asian="en" style:country-asian="US" style:font-name-complex="Tahoma" style:font-size-complex="11pt" style:language-complex="ar" style:country-complex="SA"/>
    </style:default-style>
    <style:default-style style:family="paragraph">
      <style:paragraph-properties fo:margin-top="0cm" fo:margin-bottom="0.353cm" loext:contextual-spacing="false" fo:line-height="115%" fo:hyphenation-ladder-count="no-limit" style:text-autospace="ideograph-alpha" style:punctuation-wrap="hanging" style:line-break="strict" style:tab-stop-distance="1.249cm" style:writing-mode="page"/>
      <style:text-properties style:use-window-font-color="true" style:font-name="Calibri" fo:font-size="11pt" fo:language="es" fo:country="ES" style:letter-kerning="true" style:font-name-asian="Calibri2"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Header" style:family="paragraph" style:parent-style-name="Standard" style:class="extra"/>
    <style:style style:name="Footer" style:family="paragraph" style:parent-style-name="Standard" style:class="extra"/>
    <style:style style:name="Default_20_Paragraph_20_Font" style:display-name="Default Paragraph Font" style:family="text"/>
    <style:style style:name="ListLabel_20_1" style:display-name="ListLabel 1" style:family="text">
      <style:text-properties style:font-name-complex="Courier New1" style:font-family-complex="'Courier New'" style:font-family-generic-complex="system" style:font-pitch-complex="variabl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fo:font-size="10pt" officeooo:rsid="001a70ce" officeooo:paragraph-rsid="001a70ce" style:font-size-asian="8.75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Astor Prieto DehghanPour</text:p>
      </style:header>
      <style:footer>
        <text:p text:style-name="MP2"><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DC</meta:initial-creator>
    <meta:editing-cycles>13</meta:editing-cycles>
    <meta:creation-date>2015-05-06T11:47:00</meta:creation-date>
    <dc:date>2015-05-14T21:10:48.225000000</dc:date>
    <meta:editing-duration>PT2H51M43S</meta:editing-duration>
    <meta:generator>LibreOffice/4.3.5.2$Windows_x86 LibreOffice_project/3a87456aaa6a95c63eea1c1b3201acedf0751bd5</meta:generator>
    <meta:document-statistic meta:table-count="0" meta:image-count="0" meta:object-count="8" meta:page-count="5" meta:paragraph-count="37" meta:word-count="671" meta:character-count="3736" meta:non-whitespace-character-count="3111"/>
    <meta:user-defined meta:name="AppVersion">12.0000</meta:user-defined>
    <meta:user-defined meta:name="Company">Hewlett-Packa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svg:font-family="Arial" style:font-family-generic="swiss"/>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783cm"/>
    </style:style>
    <style:style style:name="co2" style:family="table-column">
      <style:table-column-properties fo:break-before="auto" style:column-width="2.127cm"/>
    </style:style>
    <style:style style:name="co3"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fo:background-color="transparent" fo:border-left="0.06pt solid #000000" fo:border-right="none" style:rotation-align="none" fo:border-top="0.06pt solid #000000"/>
    </style:style>
    <style:style style:name="ce2" style:family="table-cell" style:parent-style-name="Default">
      <style:table-cell-properties fo:border-bottom="none" fo:background-color="#999999" fo:border-left="0.06pt solid #000000" fo:border-right="none" style:rotation-align="none" fo:border-top="none"/>
      <style:text-properties fo:color="#000000" style:text-outline="false" style:text-line-through-style="none" style:text-line-through-type="none" style:font-name="Arial" fo:font-size="10pt" fo:font-style="normal" fo:text-shadow="none" style:text-underline-style="solid" style:text-underline-width="auto" style:text-underline-color="font-color" fo:font-weight="bold" style:font-size-asian="10pt" style:font-style-asian="normal" style:font-weight-asian="bold" style:font-name-complex="Arial" style:font-size-complex="10pt" style:font-style-complex="normal" style:font-weight-complex="bold"/>
    </style:style>
    <style:style style:name="ce3" style:family="table-cell" style:parent-style-name="Default">
      <style:table-cell-properties fo:background-color="#66ff66" fo:border="0.06pt solid #000000"/>
      <style:text-properties fo:color="#000000" style:text-underline-style="solid" style:text-underline-width="auto" style:text-underline-color="font-color" fo:font-weight="bold" style:font-weight-asian="bold" style:font-weight-complex="bold"/>
    </style:style>
    <style:style style:name="ce4" style:family="table-cell" style:parent-style-name="Default">
      <style:table-cell-properties fo:border-bottom="none" fo:background-color="#99ff66" fo:border-left="0.06pt solid #000000" fo:border-right="none" fo:border-top="none"/>
      <style:text-properties style:text-underline-style="solid" style:text-underline-width="auto" style:text-underline-color="font-color"/>
    </style:style>
    <style:style style:name="ce5" style:family="table-cell" style:parent-style-name="Default">
      <style:table-cell-properties fo:border-bottom="none" fo:border-left="0.06pt solid #000000"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 style:family="table-cell" style:parent-style-name="Default">
      <style:table-cell-properties fo:border-bottom="none" fo:border-left="0.06pt solid #000000" fo:border-right="none" fo:border-top="none"/>
    </style:style>
    <style:style style:name="ce7" style:family="table-cell" style:parent-style-name="Default">
      <style:table-cell-properties fo:border-bottom="none" fo:background-color="#99ff66" fo:border-left="0.06pt solid #000000" fo:border-right="none" fo:border-top="none"/>
      <style:text-properties style:text-underline-style="solid" style:text-underline-width="auto" style:text-underline-color="font-color" fo:font-weight="normal" style:font-weight-asian="normal" style:font-weight-complex="normal"/>
    </style:style>
    <style:style style:name="ce8" style:family="table-cell" style:parent-style-name="Default">
      <style:table-cell-properties fo:background-color="#ff3333" fo:border="0.06pt solid #000000"/>
      <style:text-properties fo:color="#ffffff" style:text-underline-style="solid" style:text-underline-width="auto" style:text-underline-color="font-color" fo:font-weight="bold" style:font-weight-asian="bold" style:font-weight-complex="bold"/>
    </style:style>
    <style:style style:name="ce9" style:family="table-cell" style:parent-style-name="Default">
      <style:table-cell-properties fo:border-bottom="none" fo:background-color="#ff9999" fo:border-left="0.06pt solid #000000" fo:border-right="none" fo:border-top="none"/>
      <style:text-properties style:text-underline-style="solid" style:text-underline-width="auto" style:text-underline-color="font-color"/>
    </style:style>
    <style:style style:name="ce10" style:family="table-cell" style:parent-style-name="Default">
      <style:table-cell-properties fo:border-bottom="none" fo:background-color="#cccccc" fo:border-left="0.06pt solid #000000" fo:border-right="none" fo:border-top="none"/>
      <style:text-properties fo:color="#000000" style:text-underline-style="solid" style:text-underline-width="auto" style:text-underline-color="font-color"/>
    </style:style>
    <style:style style:name="ce11" style:family="table-cell" style:parent-style-name="Default">
      <style:table-cell-properties fo:border-bottom="none" fo:background-color="#cccccc" fo:border-left="0.06pt solid #000000" fo:border-right="none" fo:border-top="none"/>
      <style:text-properties style:text-underline-style="solid" style:text-underline-width="auto" style:text-underline-color="font-color"/>
    </style:style>
    <style:style style:name="ce12" style:family="table-cell" style:parent-style-name="Default">
      <style:table-cell-properties fo:border-bottom="none" fo:border-left="0.06pt solid #000000" fo:border-right="none" fo:border-top="none"/>
      <style:text-properties style:text-underline-style="none"/>
    </style:style>
    <style:style style:name="ce13" style:family="table-cell" style:parent-style-name="Default">
      <style:table-cell-properties fo:border-bottom="0.06pt solid #000000" fo:border-left="0.06pt solid #000000" fo:border-right="none" fo:border-top="none"/>
    </style:style>
    <style:style style:name="ce14" style:family="table-cell" style:parent-style-name="Default" style:data-style-name="N114">
      <style:table-cell-properties fo:border-bottom="0.74pt solid #000000" style:diagonal-bl-tr="none" style:diagonal-tl-br="none" fo:background-color="transparent" fo:border-left="none" fo:border-right="0.74pt solid #000000" style:rotation-align="none" fo:border-top="0.06pt solid #000000"/>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5" style:family="table-cell" style:parent-style-name="Default" style:data-style-name="N114">
      <style:table-cell-properties fo:border-bottom="0.74pt solid #000000" fo:background-color="#999999" style:diagonal-bl-tr="none" style:diagonal-tl-br="none" fo:border-left="none" fo:border-right="0.74pt solid #000000" style:rotation-align="none" fo:border-top="0.74pt solid #000000"/>
      <style:text-properties fo:color="#000000" style:text-outline="false" style:text-line-through-style="none" style:text-line-through-type="none" style:font-name="Arial" fo:font-size="10pt" fo:font-style="normal" fo:text-shadow="none" style:text-underline-style="solid" style:text-underline-width="auto" style:text-underline-color="font-color" fo:font-weight="bold" style:font-size-asian="10pt" style:font-style-asian="normal" style:font-weight-asian="bold" style:font-name-complex="Arial" style:font-size-complex="10pt" style:font-style-complex="normal" style:font-weight-complex="bold"/>
    </style:style>
    <style:style style:name="ce16" style:family="table-cell" style:parent-style-name="Default">
      <style:table-cell-properties fo:background-color="#66ff66" fo:border="0.06pt solid #000000"/>
      <style:text-properties fo:color="#000000" fo:font-weight="bold" style:font-weight-asian="bold" style:font-weight-complex="bold"/>
    </style:style>
    <style:style style:name="ce17" style:family="table-cell" style:parent-style-name="Default">
      <style:table-cell-properties fo:background-color="#99ff66"/>
    </style:style>
    <style:style style:name="ce18" style:family="table-cell" style:parent-style-name="Default" style:data-style-name="N114">
      <style:table-cell-properties style:rotation-align="none"/>
    </style:style>
    <style:style style:name="ce19" style:family="table-cell" style:parent-style-name="Default">
      <style:table-cell-properties fo:background-color="#ff3333" fo:border="0.06pt solid #000000"/>
      <style:text-properties fo:color="#ffffff" fo:font-weight="bold" style:font-weight-asian="bold" style:font-weight-complex="bold"/>
    </style:style>
    <style:style style:name="ce20" style:family="table-cell" style:parent-style-name="Default">
      <style:table-cell-properties fo:background-color="#ff9999" fo:border="none"/>
    </style:style>
    <style:style style:name="ce21" style:family="table-cell" style:parent-style-name="Default">
      <style:table-cell-properties fo:background-color="#cccccc" fo:border="none"/>
      <style:text-properties fo:color="#000000"/>
    </style:style>
    <style:style style:name="ce22" style:family="table-cell" style:parent-style-name="Default" style:data-style-name="N114">
      <style:table-cell-properties fo:background-color="transparent" style:rotation-align="none"/>
    </style:style>
    <style:style style:name="ce23" style:family="table-cell" style:parent-style-name="Default">
      <style:table-cell-properties fo:background-color="#cccccc"/>
    </style:style>
    <style:style style:name="ce24" style:family="table-cell" style:parent-style-name="Default">
      <style:table-cell-properties fo:background-color="#ff9999"/>
    </style:style>
    <style:style style:name="ce25" style:family="table-cell" style:parent-style-name="Default" style:data-style-name="N114">
      <style:table-cell-properties fo:border-bottom="0.06pt solid #000000" fo:border-left="none"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 style:family="table-cell" style:parent-style-name="Default" style:data-style-name="N114">
      <style:table-cell-properties fo:border-bottom="0.06pt solid #000000" fo:border-left="none" fo:border-right="none" style:rotation-align="none" fo:border-top="none"/>
    </style:style>
    <style:style style:name="ce27" style:family="table-cell" style:parent-style-name="Default" style:data-style-name="N114">
      <style:table-cell-properties fo:border-bottom="0.74pt solid #000000" style:diagonal-bl-tr="none" style:diagonal-tl-br="none" fo:background-color="transparent" fo:border-left="none" fo:border-right="0.06pt solid #000000" style:rotation-align="none" fo:border-top="0.06pt solid #000000"/>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8" style:family="table-cell" style:parent-style-name="Default" style:data-style-name="N114">
      <style:table-cell-properties fo:border-bottom="0.74pt solid #000000" fo:background-color="#999999" style:diagonal-bl-tr="none" style:diagonal-tl-br="none" fo:border-left="none" fo:border-right="0.06pt solid #000000" style:rotation-align="none" fo:border-top="0.74pt solid #000000"/>
      <style:text-properties fo:color="#000000" style:text-outline="false" style:text-line-through-style="none" style:text-line-through-type="none" style:font-name="Arial" fo:font-size="10pt" fo:font-style="normal" fo:text-shadow="none" style:text-underline-style="solid" style:text-underline-width="auto" style:text-underline-color="font-color" fo:font-weight="bold" style:font-size-asian="10pt" style:font-style-asian="normal" style:font-weight-asian="bold" style:font-name-complex="Arial" style:font-size-complex="10pt" style:font-style-complex="normal" style:font-weight-complex="bold"/>
    </style:style>
    <style:style style:name="ce29" style:family="table-cell" style:parent-style-name="Default">
      <style:table-cell-properties fo:border-bottom="none" fo:background-color="#99ff66" fo:border-left="none" fo:border-right="0.06pt solid #000000" fo:border-top="none"/>
    </style:style>
    <style:style style:name="ce30" style:family="table-cell" style:parent-style-name="Default" style:data-style-name="N114">
      <style:table-cell-properties fo:border-bottom="none" fo:border-left="none" fo:border-right="0.06pt solid #000000" style:rotation-align="none" fo:border-top="none"/>
    </style:style>
    <style:style style:name="ce31" style:family="table-cell" style:parent-style-name="Default">
      <style:table-cell-properties fo:border-bottom="none" fo:background-color="#ff9999" fo:border-left="none" fo:border-right="0.06pt solid #000000" fo:border-top="none"/>
    </style:style>
    <style:style style:name="ce32" style:family="table-cell" style:parent-style-name="Default">
      <style:table-cell-properties fo:border-bottom="none" fo:background-color="#cccccc" fo:border-left="none" fo:border-right="0.06pt solid #000000" fo:border-top="none"/>
      <style:text-properties fo:color="#000000"/>
    </style:style>
    <style:style style:name="ce33" style:family="table-cell" style:parent-style-name="Default" style:data-style-name="N114">
      <style:table-cell-properties fo:border-bottom="none" fo:background-color="transparent" fo:border-left="none" fo:border-right="0.06pt solid #000000" style:rotation-align="none" fo:border-top="none"/>
    </style:style>
    <style:style style:name="ce34" style:family="table-cell" style:parent-style-name="Default">
      <style:table-cell-properties fo:border-bottom="none" fo:background-color="#cccccc" fo:border-left="none" fo:border-right="0.06pt solid #000000" fo:border-top="none"/>
    </style:style>
    <style:style style:name="ce35" style:family="table-cell" style:parent-style-name="Default" style:data-style-name="N114">
      <style:table-cell-properties fo:border-bottom="0.06pt solid #000000" fo:border-left="none" fo:border-right="0.06pt solid #000000" style:rotation-align="none" fo:border-top="none"/>
    </style:style>
  </office:automatic-styles>
  <office:body>
    <office:spreadsheet>
      <table:calculation-settings table:case-sensitive="false" table:automatic-find-labels="false" table:use-regular-expressions="false">
        <table:iteration table:maximum-difference="0.0001"/>
      </table:calculation-settings>
      <table:table table:name="Enunciado" table:style-name="ta1">
        <table:table-column table:style-name="co1" table:default-cell-style-name="ce6"/>
        <table:table-column table:style-name="co2" table:number-columns-repeated="4" table:default-cell-style-name="ce18"/>
        <table:table-column table:style-name="co2" table:default-cell-style-name="ce30"/>
        <table:table-row table:style-name="ro1">
          <table:table-cell table:style-name="ce1"/>
          <table:table-cell table:style-name="ce14" office:value-type="float" office:value="2009" calcext:value-type="float">
            <text:p>2.009 </text:p>
          </table:table-cell>
          <table:table-cell table:style-name="ce14" office:value-type="float" office:value="2010" calcext:value-type="float">
            <text:p>2.010 </text:p>
          </table:table-cell>
          <table:table-cell table:style-name="ce14" office:value-type="float" office:value="2011" calcext:value-type="float">
            <text:p>2.011 </text:p>
          </table:table-cell>
          <table:table-cell table:style-name="ce14" office:value-type="float" office:value="2012" calcext:value-type="float">
            <text:p>2.012 </text:p>
          </table:table-cell>
          <table:table-cell table:style-name="ce27" office:value-type="float" office:value="2013" calcext:value-type="float">
            <text:p>2.013 </text:p>
          </table:table-cell>
        </table:table-row>
        <table:table-row table:style-name="ro1">
          <table:table-cell table:style-name="ce2" office:value-type="string" calcext:value-type="string">
            <text:p>Cuenta</text:p>
          </table:table-cell>
          <table:table-cell table:style-name="ce15" table:number-columns-repeated="4"/>
          <table:table-cell table:style-name="ce28"/>
        </table:table-row>
        <table:table-row table:style-name="ro1">
          <table:table-cell table:style-name="ce3" office:value-type="string" calcext:value-type="string">
            <text:p>ACTIVO</text:p>
          </table:table-cell>
          <table:table-cell table:style-name="ce16" table:formula="of:=SUM([.B4];[.B11])" office:value-type="float" office:value="117057.18" calcext:value-type="float">
            <text:p>117057,18</text:p>
          </table:table-cell>
          <table:table-cell table:style-name="ce16" table:formula="of:=SUM([.C4];[.C11])" office:value-type="float" office:value="99096.28" calcext:value-type="float">
            <text:p>99096,28</text:p>
          </table:table-cell>
          <table:table-cell table:style-name="ce16" table:formula="of:=SUM([.D4];[.D11])" office:value-type="float" office:value="60919.92" calcext:value-type="float">
            <text:p>60919,92</text:p>
          </table:table-cell>
          <table:table-cell table:style-name="ce16" table:formula="of:=SUM([.E4];[.E11])" office:value-type="float" office:value="106994.68" calcext:value-type="float">
            <text:p>106994,68</text:p>
          </table:table-cell>
          <table:table-cell table:style-name="ce16" table:formula="of:=SUM([.F4];[.F11])" office:value-type="float" office:value="153519.32" calcext:value-type="float">
            <text:p>153519,32</text:p>
          </table:table-cell>
        </table:table-row>
        <table:table-row table:style-name="ro1">
          <table:table-cell table:style-name="ce4" office:value-type="string" calcext:value-type="string">
            <text:p>ACTIVO FIJO</text:p>
          </table:table-cell>
          <table:table-cell table:style-name="ce17" table:formula="of:=SUM([.B5:.B10])" office:value-type="float" office:value="18228.83" calcext:value-type="float">
            <text:p>18228,83</text:p>
          </table:table-cell>
          <table:table-cell table:style-name="ce17" table:formula="of:=SUM([.C5:.C10])" office:value-type="float" office:value="19442.34" calcext:value-type="float">
            <text:p>19442,34</text:p>
          </table:table-cell>
          <table:table-cell table:style-name="ce17" table:formula="of:=SUM([.D5:.D10])" office:value-type="float" office:value="23691.81" calcext:value-type="float">
            <text:p>23691,81</text:p>
          </table:table-cell>
          <table:table-cell table:style-name="ce17" table:formula="of:=SUM([.E5:.E10])" office:value-type="float" office:value="43102" calcext:value-type="float">
            <text:p>43102</text:p>
          </table:table-cell>
          <table:table-cell table:style-name="ce29" table:formula="of:=SUM([.F5:.F10])" office:value-type="float" office:value="21323.03" calcext:value-type="float">
            <text:p>21323,03</text:p>
          </table:table-cell>
        </table:table-row>
        <table:table-row table:style-name="ro1">
          <table:table-cell table:style-name="ce5" office:value-type="string" calcext:value-type="string">
            <text:p>Activos por impuesto diferido.</text:p>
          </table:table-cell>
          <table:table-cell table:number-columns-repeated="2"/>
          <table:table-cell office:value-type="float" office:value="3194.81" calcext:value-type="float">
            <text:p>3.195 </text:p>
          </table:table-cell>
          <table:table-cell table:number-columns-repeated="2"/>
        </table:table-row>
        <table:table-row table:style-name="ro1">
          <table:table-cell office:value-type="string" calcext:value-type="string">
            <text:p>Aplicaciones informáticas.</text:p>
          </table:table-cell>
          <table:table-cell office:value-type="float" office:value="8130.72" calcext:value-type="float">
            <text:p>8.131 </text:p>
          </table:table-cell>
          <table:table-cell office:value-type="float" office:value="12537.64" calcext:value-type="float">
            <text:p>12.538 </text:p>
          </table:table-cell>
          <table:table-cell office:value-type="float" office:value="15557" calcext:value-type="float">
            <text:p>15.557 </text:p>
          </table:table-cell>
          <table:table-cell office:value-type="float" office:value="27924" calcext:value-type="float">
            <text:p>27.924 </text:p>
          </table:table-cell>
          <table:table-cell office:value-type="float" office:value="63213.94" calcext:value-type="float">
            <text:p>63.214 </text:p>
          </table:table-cell>
        </table:table-row>
        <table:table-row table:style-name="ro1">
          <table:table-cell office:value-type="string" calcext:value-type="string">
            <text:p>Instalaciones técnicas, maquinaria, utillaje, mobiliario, y otro inmovilizado material.</text:p>
          </table:table-cell>
          <table:table-cell office:value-type="float" office:value="10098.11" calcext:value-type="float">
            <text:p>10.098 </text:p>
          </table:table-cell>
          <table:table-cell office:value-type="float" office:value="6631.41" calcext:value-type="float">
            <text:p>6.631 </text:p>
          </table:table-cell>
          <table:table-cell office:value-type="float" office:value="4940" calcext:value-type="float">
            <text:p>4.940 </text:p>
          </table:table-cell>
          <table:table-cell office:value-type="float" office:value="2178" calcext:value-type="float">
            <text:p>2.178 </text:p>
          </table:table-cell>
          <table:table-cell office:value-type="float" office:value="3169.13" calcext:value-type="float">
            <text:p>3.169 </text:p>
          </table:table-cell>
        </table:table-row>
        <table:table-row table:style-name="ro1">
          <table:table-cell office:value-type="string" calcext:value-type="string">
            <text:p>Otro inmovilizado intangible.</text:p>
          </table:table-cell>
          <table:table-cell table:number-columns-repeated="4"/>
          <table:table-cell office:value-type="float" office:value="-45060.04" calcext:value-type="float">
            <text:p>-45.060 </text:p>
          </table:table-cell>
        </table:table-row>
        <table:table-row table:style-name="ro1">
          <table:table-cell office:value-type="string" calcext:value-type="string">
            <text:p>Créditos a empresas.</text:p>
          </table:table-cell>
          <table:table-cell/>
          <table:table-cell office:value-type="float" office:value="273.29" calcext:value-type="float">
            <text:p>273 </text:p>
          </table:table-cell>
          <table:table-cell table:number-columns-repeated="3"/>
        </table:table-row>
        <table:table-row table:style-name="ro1">
          <table:table-cell office:value-type="string" calcext:value-type="string">
            <text:p>Instrumentos de patrimonio.</text:p>
          </table:table-cell>
          <table:table-cell table:number-columns-repeated="3"/>
          <table:table-cell office:value-type="float" office:value="13000" calcext:value-type="float">
            <text:p>13.000 </text:p>
          </table:table-cell>
          <table:table-cell/>
        </table:table-row>
        <table:table-row table:style-name="ro1">
          <table:table-cell table:style-name="ce7" office:value-type="string" calcext:value-type="string">
            <text:p>ACTIVO CORRIENTE</text:p>
          </table:table-cell>
          <table:table-cell table:style-name="ce17" table:formula="of:=SUM([.B12:.B14])" office:value-type="float" office:value="98828.35" calcext:value-type="float">
            <text:p>98828,35</text:p>
          </table:table-cell>
          <table:table-cell table:style-name="ce17" table:formula="of:=SUM([.C12:.C14])" office:value-type="float" office:value="79653.94" calcext:value-type="float">
            <text:p>79653,94</text:p>
          </table:table-cell>
          <table:table-cell table:style-name="ce17" table:formula="of:=SUM([.D12:.D14])" office:value-type="float" office:value="37228.11" calcext:value-type="float">
            <text:p>37228,11</text:p>
          </table:table-cell>
          <table:table-cell table:style-name="ce17" table:formula="of:=SUM([.E12:.E14])" office:value-type="float" office:value="63892.68" calcext:value-type="float">
            <text:p>63892,68</text:p>
          </table:table-cell>
          <table:table-cell table:style-name="ce29" table:formula="of:=SUM([.F12:.F14])" office:value-type="float" office:value="132196.29" calcext:value-type="float">
            <text:p>132196,29</text:p>
          </table:table-cell>
        </table:table-row>
        <table:table-row table:style-name="ro1">
          <table:table-cell office:value-type="string" calcext:value-type="string">
            <text:p>Clientes por ventas y prestaciones de servicios.</text:p>
          </table:table-cell>
          <table:table-cell office:value-type="float" office:value="61917.76" calcext:value-type="float">
            <text:p>61.918 </text:p>
          </table:table-cell>
          <table:table-cell office:value-type="float" office:value="21208.96" calcext:value-type="float">
            <text:p>21.209 </text:p>
          </table:table-cell>
          <table:table-cell office:value-type="float" office:value="18301.7" calcext:value-type="float">
            <text:p>18.302 </text:p>
          </table:table-cell>
          <table:table-cell office:value-type="float" office:value="44343.27" calcext:value-type="float">
            <text:p>44.343 </text:p>
          </table:table-cell>
          <table:table-cell office:value-type="float" office:value="118814.31" calcext:value-type="float">
            <text:p>118.814 </text:p>
          </table:table-cell>
        </table:table-row>
        <table:table-row table:style-name="ro1">
          <table:table-cell office:value-type="string" calcext:value-type="string">
            <text:p>Tesorería.</text:p>
          </table:table-cell>
          <table:table-cell office:value-type="float" office:value="36880.91" calcext:value-type="float">
            <text:p>36.881 </text:p>
          </table:table-cell>
          <table:table-cell office:value-type="float" office:value="57088.33" calcext:value-type="float">
            <text:p>57.088 </text:p>
          </table:table-cell>
          <table:table-cell office:value-type="float" office:value="18131.79" calcext:value-type="float">
            <text:p>18.132 </text:p>
          </table:table-cell>
          <table:table-cell office:value-type="float" office:value="18754.79" calcext:value-type="float">
            <text:p>18.755 </text:p>
          </table:table-cell>
          <table:table-cell office:value-type="float" office:value="13381.98" calcext:value-type="float">
            <text:p>13.382 </text:p>
          </table:table-cell>
        </table:table-row>
        <table:table-row table:style-name="ro1">
          <table:table-cell office:value-type="string" calcext:value-type="string">
            <text:p>Otros deudores.</text:p>
          </table:table-cell>
          <table:table-cell office:value-type="float" office:value="29.68" calcext:value-type="float">
            <text:p>30 </text:p>
          </table:table-cell>
          <table:table-cell office:value-type="float" office:value="1356.65" calcext:value-type="float">
            <text:p>1.357 </text:p>
          </table:table-cell>
          <table:table-cell table:number-columns-repeated="2" office:value-type="float" office:value="794.62" calcext:value-type="float">
            <text:p>795 </text:p>
          </table:table-cell>
          <table:table-cell/>
        </table:table-row>
        <table:table-row table:style-name="ro1">
          <table:table-cell table:style-name="ce8" office:value-type="string" calcext:value-type="string">
            <text:p>PASIVO</text:p>
          </table:table-cell>
          <table:table-cell table:style-name="ce19" table:formula="of:=SUM([.B16];[.B26];[.B29])" office:value-type="float" office:value="117056.98" calcext:value-type="float">
            <text:p>117056,98</text:p>
          </table:table-cell>
          <table:table-cell table:style-name="ce19" table:formula="of:=SUM([.C16];[.C26];[.C29])" office:value-type="float" office:value="99096.28" calcext:value-type="float">
            <text:p>99096,28</text:p>
          </table:table-cell>
          <table:table-cell table:style-name="ce19" table:formula="of:=SUM([.D16];[.D26];[.D29])" office:value-type="float" office:value="60920.74" calcext:value-type="float">
            <text:p>60920,74</text:p>
          </table:table-cell>
          <table:table-cell table:style-name="ce19" table:formula="of:=SUM([.E16];[.E26];[.E29])" office:value-type="float" office:value="106994.63" calcext:value-type="float">
            <text:p>106994,63</text:p>
          </table:table-cell>
          <table:table-cell table:style-name="ce19" table:formula="of:=SUM([.F16];[.F26];[.F29])" office:value-type="float" office:value="153519.32" calcext:value-type="float">
            <text:p>153519,32</text:p>
          </table:table-cell>
        </table:table-row>
        <table:table-row table:style-name="ro1">
          <table:table-cell table:style-name="ce9" office:value-type="string" calcext:value-type="string">
            <text:p>PATRIMONIO NETO</text:p>
          </table:table-cell>
          <table:table-cell table:style-name="ce20" table:formula="of:=SUM([.B18:.B23])" office:value-type="float" office:value="44556.95" calcext:value-type="float">
            <text:p>44556,95</text:p>
          </table:table-cell>
          <table:table-cell table:style-name="ce20" table:formula="of:=SUM([.C18:.C23])" office:value-type="float" office:value="44514.84" calcext:value-type="float">
            <text:p>44514,84</text:p>
          </table:table-cell>
          <table:table-cell table:style-name="ce20" table:formula="of:=SUM([.D18:.D23])" office:value-type="float" office:value="34825.56" calcext:value-type="float">
            <text:p>34825,56</text:p>
          </table:table-cell>
          <table:table-cell table:style-name="ce20" table:formula="of:=SUM([.E18:.E23])" office:value-type="float" office:value="59538.38" calcext:value-type="float">
            <text:p>59538,38</text:p>
          </table:table-cell>
          <table:table-cell table:style-name="ce31" table:formula="of:=SUM([.F18:.F23])" office:value-type="float" office:value="71664.58" calcext:value-type="float">
            <text:p>71664,58</text:p>
          </table:table-cell>
        </table:table-row>
        <table:table-row table:style-name="ro1">
          <table:table-cell table:style-name="ce10" office:value-type="string" calcext:value-type="string">
            <text:p>Fondos Propios</text:p>
          </table:table-cell>
          <table:table-cell table:style-name="ce21" table:number-columns-repeated="4"/>
          <table:table-cell table:style-name="ce32"/>
        </table:table-row>
        <table:table-row table:style-name="ro1">
          <table:table-cell office:value-type="string" calcext:value-type="string">
            <text:p>Capital escriturado.</text:p>
          </table:table-cell>
          <table:table-cell table:number-columns-repeated="4" table:style-name="ce22" office:value-type="float" office:value="30000" calcext:value-type="float">
            <text:p>30.000 </text:p>
          </table:table-cell>
          <table:table-cell table:style-name="ce33" office:value-type="float" office:value="30000" calcext:value-type="float">
            <text:p>30.000 </text:p>
          </table:table-cell>
        </table:table-row>
        <table:table-row table:style-name="ro1">
          <table:table-cell office:value-type="string" calcext:value-type="string">
            <text:p>Resultados negativos de ejercicios anteriores.</text:p>
          </table:table-cell>
          <table:table-cell table:style-name="ce22" office:value-type="float" office:value="-12684.69" calcext:value-type="float">
            <text:p>-12.685 </text:p>
          </table:table-cell>
          <table:table-cell table:style-name="ce22" table:number-columns-repeated="3"/>
          <table:table-cell table:style-name="ce33"/>
        </table:table-row>
        <table:table-row table:style-name="ro1">
          <table:table-cell office:value-type="string" calcext:value-type="string">
            <text:p>Remanente.</text:p>
          </table:table-cell>
          <table:table-cell table:style-name="ce22" table:number-columns-repeated="2"/>
          <table:table-cell table:style-name="ce22" office:value-type="float" office:value="-42" calcext:value-type="float">
            <text:p>-42 </text:p>
          </table:table-cell>
          <table:table-cell table:style-name="ce22" office:value-type="float" office:value="-9731.75" calcext:value-type="float">
            <text:p>-9.732 </text:p>
          </table:table-cell>
          <table:table-cell table:style-name="ce33" office:value-type="float" office:value="0" calcext:value-type="float">
            <text:p>0 </text:p>
          </table:table-cell>
        </table:table-row>
        <table:table-row table:style-name="ro1">
          <table:table-cell table:style-name="ce5" office:value-type="string" calcext:value-type="string">
            <text:p>Resultado del ejercicio.</text:p>
          </table:table-cell>
          <table:table-cell office:value-type="float" office:value="23894.49" calcext:value-type="float">
            <text:p>23.894 </text:p>
          </table:table-cell>
          <table:table-cell office:value-type="float" office:value="-42.31" calcext:value-type="float">
            <text:p>-42 </text:p>
          </table:table-cell>
          <table:table-cell office:value-type="float" office:value="-9689.44" calcext:value-type="float">
            <text:p>-9.689 </text:p>
          </table:table-cell>
          <table:table-cell office:value-type="float" office:value="24713.13" calcext:value-type="float">
            <text:p>24.713 </text:p>
          </table:table-cell>
          <table:table-cell office:value-type="float" office:value="12126.05" calcext:value-type="float">
            <text:p>12.126 </text:p>
          </table:table-cell>
        </table:table-row>
        <table:table-row table:style-name="ro1">
          <table:table-cell office:value-type="string" calcext:value-type="string">
            <text:p>Legal y estatutarias.</text:p>
          </table:table-cell>
          <table:table-cell table:style-name="ce22" table:number-columns-repeated="4"/>
          <table:table-cell table:style-name="ce33" office:value-type="float" office:value="2833.02" calcext:value-type="float">
            <text:p>2.833 </text:p>
          </table:table-cell>
        </table:table-row>
        <table:table-row table:style-name="ro1">
          <table:table-cell office:value-type="string" calcext:value-type="string">
            <text:p>Otras reservas.</text:p>
          </table:table-cell>
          <table:table-cell table:style-name="ce22" office:value-type="float" office:value="3347.15" calcext:value-type="float">
            <text:p>3.347 </text:p>
          </table:table-cell>
          <table:table-cell table:style-name="ce22" office:value-type="float" office:value="14557.15" calcext:value-type="float">
            <text:p>14.557 </text:p>
          </table:table-cell>
          <table:table-cell table:number-columns-repeated="2" table:style-name="ce22" office:value-type="float" office:value="14557" calcext:value-type="float">
            <text:p>14.557 </text:p>
          </table:table-cell>
          <table:table-cell table:style-name="ce33" office:value-type="float" office:value="26705.51" calcext:value-type="float">
            <text:p>26.706 </text:p>
          </table:table-cell>
        </table:table-row>
        <table:table-row table:style-name="ro1">
          <table:table-cell table:style-name="ce11" office:value-type="string" calcext:value-type="string">
            <text:p>Ajustes por cambio de Valor</text:p>
          </table:table-cell>
          <table:table-cell table:style-name="ce23" table:number-columns-repeated="4"/>
          <table:table-cell table:style-name="ce34"/>
        </table:table-row>
        <table:table-row table:style-name="ro1">
          <table:table-cell table:style-name="ce11" office:value-type="string" calcext:value-type="string">
            <text:p>Subvenciones, donaciones y legados recibidos</text:p>
          </table:table-cell>
          <table:table-cell table:style-name="ce23" table:number-columns-repeated="4"/>
          <table:table-cell table:style-name="ce34"/>
        </table:table-row>
        <table:table-row table:style-name="ro1">
          <table:table-cell table:style-name="ce9" office:value-type="string" calcext:value-type="string">
            <text:p>PASIVO FIJO</text:p>
          </table:table-cell>
          <table:table-cell table:style-name="ce24" table:formula="of:=SUM([.B27:.B28])" office:value-type="float" office:value="38363.5" calcext:value-type="float">
            <text:p>38363,5</text:p>
          </table:table-cell>
          <table:table-cell table:style-name="ce24" table:formula="of:=SUM([.C27:.C28])" office:value-type="float" office:value="25454.3" calcext:value-type="float">
            <text:p>25454,3</text:p>
          </table:table-cell>
          <table:table-cell table:style-name="ce24" table:formula="of:=SUM([.D27:.D28])" office:value-type="float" office:value="10000" calcext:value-type="float">
            <text:p>10000</text:p>
          </table:table-cell>
          <table:table-cell table:style-name="ce24" table:formula="of:=SUM([.E27:.E28])" office:value-type="float" office:value="10000" calcext:value-type="float">
            <text:p>10000</text:p>
          </table:table-cell>
          <table:table-cell table:style-name="ce31" table:formula="of:=SUM([.F27:.F28])" office:value-type="float" office:value="10000" calcext:value-type="float">
            <text:p>10000</text:p>
          </table:table-cell>
        </table:table-row>
        <table:table-row table:style-name="ro1">
          <table:table-cell table:style-name="ce12" office:value-type="string" calcext:value-type="string">
            <text:p>Otras deudas a largo plazo.</text:p>
          </table:table-cell>
          <table:table-cell table:style-name="ce22" office:value-type="float" office:value="22000" calcext:value-type="float">
            <text:p>22.000 </text:p>
          </table:table-cell>
          <table:table-cell table:style-name="ce22" office:value-type="float" office:value="20000" calcext:value-type="float">
            <text:p>20.000 </text:p>
          </table:table-cell>
          <table:table-cell table:style-name="ce22"/>
          <table:table-cell table:number-columns-repeated="2"/>
        </table:table-row>
        <table:table-row table:style-name="ro1">
          <table:table-cell office:value-type="string" calcext:value-type="string">
            <text:p>Deudas con entidades de crédito.</text:p>
          </table:table-cell>
          <table:table-cell table:style-name="ce22" office:value-type="float" office:value="16363.5" calcext:value-type="float">
            <text:p>16.364 </text:p>
          </table:table-cell>
          <table:table-cell table:style-name="ce22" office:value-type="float" office:value="5454.3" calcext:value-type="float">
            <text:p>5.454 </text:p>
          </table:table-cell>
          <table:table-cell table:style-name="ce22" office:value-type="float" office:value="10000" calcext:value-type="float">
            <text:p>10.000 </text:p>
          </table:table-cell>
          <table:table-cell table:number-columns-repeated="2" office:value-type="float" office:value="10000" calcext:value-type="float">
            <text:p>10.000 </text:p>
          </table:table-cell>
        </table:table-row>
        <table:table-row table:style-name="ro1">
          <table:table-cell table:style-name="ce9" office:value-type="string" calcext:value-type="string">
            <text:p>PASIVO CORRIENTE</text:p>
          </table:table-cell>
          <table:table-cell table:style-name="ce24" table:formula="of:=SUM([.B30:.B36])" office:value-type="float" office:value="34136.53" calcext:value-type="float">
            <text:p>34136,53</text:p>
          </table:table-cell>
          <table:table-cell table:style-name="ce24" table:formula="of:=SUM([.C30:.C36])" office:value-type="float" office:value="29127.14" calcext:value-type="float">
            <text:p>29127,14</text:p>
          </table:table-cell>
          <table:table-cell table:style-name="ce24" table:formula="of:=SUM([.D30:.D36])" office:value-type="float" office:value="16095.18" calcext:value-type="float">
            <text:p>16095,18</text:p>
          </table:table-cell>
          <table:table-cell table:style-name="ce24" table:formula="of:=SUM([.E30:.E36])" office:value-type="float" office:value="37456.25" calcext:value-type="float">
            <text:p>37456,25</text:p>
          </table:table-cell>
          <table:table-cell table:style-name="ce31" table:formula="of:=SUM([.F30:.F36])" office:value-type="float" office:value="71854.74" calcext:value-type="float">
            <text:p>71854,74</text:p>
          </table:table-cell>
        </table:table-row>
        <table:table-row table:style-name="ro1">
          <table:table-cell office:value-type="string" calcext:value-type="string">
            <text:p>Deudas con entidades de crédito.</text:p>
          </table:table-cell>
          <table:table-cell table:number-columns-repeated="2" table:style-name="ce22" office:value-type="float" office:value="10909.2" calcext:value-type="float">
            <text:p>10.909 </text:p>
          </table:table-cell>
          <table:table-cell table:style-name="ce22" office:value-type="float" office:value="5454.3" calcext:value-type="float">
            <text:p>5.454 </text:p>
          </table:table-cell>
          <table:table-cell office:value-type="float" office:value="0" calcext:value-type="float">
            <text:p>0 </text:p>
          </table:table-cell>
          <table:table-cell office:value-type="float" office:value="2000.86" calcext:value-type="float">
            <text:p>2.001 </text:p>
          </table:table-cell>
        </table:table-row>
        <table:table-row table:style-name="ro1">
          <table:table-cell office:value-type="string" calcext:value-type="string">
            <text:p>Otras deudas a corto plazo.</text:p>
          </table:table-cell>
          <table:table-cell table:style-name="ce22" table:number-columns-repeated="2"/>
          <table:table-cell table:style-name="ce22" office:value-type="float" office:value="661.66" calcext:value-type="float">
            <text:p>662 </text:p>
          </table:table-cell>
          <table:table-cell office:value-type="float" office:value="1191.97" calcext:value-type="float">
            <text:p>1.192 </text:p>
          </table:table-cell>
          <table:table-cell/>
        </table:table-row>
        <table:table-row table:style-name="ro1">
          <table:table-cell office:value-type="string" calcext:value-type="string">
            <text:p>Otras deudas con las Administraciones Públicas.</text:p>
          </table:table-cell>
          <table:table-cell table:number-columns-repeated="4"/>
          <table:table-cell office:value-type="float" office:value="2145.93" calcext:value-type="float">
            <text:p>2.146 </text:p>
          </table:table-cell>
        </table:table-row>
        <table:table-row table:style-name="ro1">
          <table:table-cell office:value-type="string" calcext:value-type="string">
            <text:p>Pasivos por impuesto corriente.</text:p>
          </table:table-cell>
          <table:table-cell table:number-columns-repeated="4"/>
          <table:table-cell office:value-type="float" office:value="28856.34" calcext:value-type="float">
            <text:p>28.856 </text:p>
          </table:table-cell>
        </table:table-row>
        <table:table-row table:style-name="ro1">
          <table:table-cell office:value-type="string" calcext:value-type="string">
            <text:p>Proveedores a corto plazo.</text:p>
          </table:table-cell>
          <table:table-cell table:style-name="ce22"/>
          <table:table-cell table:style-name="ce22" office:value-type="float" office:value="1846" calcext:value-type="float">
            <text:p>1.846 </text:p>
          </table:table-cell>
          <table:table-cell table:style-name="ce22" office:value-type="float" office:value="129" calcext:value-type="float">
            <text:p>129 </text:p>
          </table:table-cell>
          <table:table-cell/>
          <table:table-cell office:value-type="float" office:value="1885" calcext:value-type="float">
            <text:p>1.885 </text:p>
          </table:table-cell>
        </table:table-row>
        <table:table-row table:style-name="ro1">
          <table:table-cell office:value-type="string" calcext:value-type="string">
            <text:p>Acreedores varios.</text:p>
          </table:table-cell>
          <table:table-cell table:style-name="ce22" office:value-type="float" office:value="23227.33" calcext:value-type="float">
            <text:p>23.227 </text:p>
          </table:table-cell>
          <table:table-cell table:style-name="ce22" office:value-type="float" office:value="16371.94" calcext:value-type="float">
            <text:p>16.372 </text:p>
          </table:table-cell>
          <table:table-cell table:style-name="ce22" office:value-type="float" office:value="9850.22" calcext:value-type="float">
            <text:p>9.850 </text:p>
          </table:table-cell>
          <table:table-cell office:value-type="float" office:value="36264.28" calcext:value-type="float">
            <text:p>36.264 </text:p>
          </table:table-cell>
          <table:table-cell office:value-type="float" office:value="26040.7" calcext:value-type="float">
            <text:p>26.041 </text:p>
          </table:table-cell>
        </table:table-row>
        <table:table-row table:style-name="ro1">
          <table:table-cell table:style-name="ce13" office:value-type="string" calcext:value-type="string">
            <text:p>Personal (remuneraciones pendientes de pago).</text:p>
          </table:table-cell>
          <table:table-cell table:style-name="ce25" table:number-columns-repeated="3"/>
          <table:table-cell table:style-name="ce26"/>
          <table:table-cell table:style-name="ce35" office:value-type="float" office:value="10925.91" calcext:value-type="float">
            <text:p>10.926 </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Arial" svg:font-family="Arial" style:font-family-generic="swiss"/>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es" fo:country="E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number:number-style style:name="N108P0" style:volatile="true">
      <loext:fill-character> </loext:fill-character>
      <number:number number:decimal-places="2" number:min-integer-digits="1" number:grouping="true"/>
      <number:text> € </number:text>
    </number:number-style>
    <number:number-style style:name="N108P1" style:volatile="true">
      <number:text>-</number:text>
      <loext:fill-character> </loext:fill-character>
      <number:number number:decimal-places="2" number:min-integer-digits="1" number:grouping="true"/>
      <number:text> € </number:text>
    </number:number-style>
    <number:number-style style:name="N108P2" style:volatile="true">
      <loext:fill-character> </loext:fill-character>
      <number:text>-</number:text>
      <number:number number:decimal-places="0" number:min-integer-digits="0"/>
      <number:text> € </number:text>
    </number:number-style>
    <number:text-style style:name="N108">
      <number:text-content/>
      <number:text> </number:text>
      <style:map style:condition="value()&gt;0" style:apply-style-name="N108P0"/>
      <style:map style:condition="value()&lt;0" style:apply-style-name="N108P1"/>
      <style:map style:condition="value()=0" style:apply-style-name="N108P2"/>
    </number:text-style>
    <number:time-style style:name="N109">
      <number:minutes number:style="long"/>
      <number:text>:</number:text>
      <number:seconds number:style="long"/>
    </number:time-style>
    <number:time-style style:name="N110" number:truncate-on-overflow="false">
      <number:hours/>
      <number:text>:</number:text>
      <number:minutes number:style="long"/>
      <number:text>:</number:text>
      <number:seconds number:style="long"/>
    </number:time-style>
    <number:time-style style:name="N111">
      <number:minutes number:style="long"/>
      <number:text>:</number:text>
      <number:seconds number:style="long" number:decimal-places="1"/>
    </number:time-style>
    <number:number-style style:name="N112">
      <number:scientific-number number:decimal-places="1" number:min-integer-digits="3" number:min-exponent-digits="1"/>
    </number:number-style>
    <number:number-style style:name="N114P0" style:volatile="true">
      <number:number number:decimal-places="0" number:min-integer-digits="1" number:grouping="true"/>
      <number:text> </number:text>
    </number:number-style>
    <number:number-style style:name="N114">
      <style:text-properties fo:color="#ff0000"/>
      <number:text>-</number:text>
      <number:number number:decimal-places="0" number:min-integer-digits="1" number:grouping="true"/>
      <number:text> </number:text>
      <style:map style:condition="value()&gt;=0" style:apply-style-name="N114P0"/>
    </number:number-style>
    <number:number-style style:name="N10104P0" style:volatile="true" number:language="es" number:country="ES">
      <number:number number:decimal-places="0" number:min-integer-digits="1" number:grouping="true"/>
      <number:text> €</number:text>
    </number:number-style>
    <number:number-style style:name="N10104" number:language="es" number:country="ES">
      <number:text>-</number:text>
      <number:number number:decimal-places="0" number:min-integer-digits="1" number:grouping="true"/>
      <number:text> €</number:text>
      <style:map style:condition="value()&gt;=0" style:apply-style-name="N10104P0"/>
    </number:number-style>
    <number:number-style style:name="N10105P0" style:volatile="true" number:language="es" number:country="ES">
      <number:number number:decimal-places="0" number:min-integer-digits="1" number:grouping="true"/>
      <number:text> €</number:text>
    </number:number-style>
    <number:number-style style:name="N10105" number:language="es" number:country="ES">
      <style:text-properties fo:color="#ff0000"/>
      <number:text>-</number:text>
      <number:number number:decimal-places="0" number:min-integer-digits="1" number:grouping="true"/>
      <number:text> €</number:text>
      <style:map style:condition="value()&gt;=0" style:apply-style-name="N10105P0"/>
    </number:number-style>
    <number:number-style style:name="N10107P0" style:volatile="true" number:language="es" number:country="ES">
      <number:number number:decimal-places="2" number:min-integer-digits="1" number:grouping="true"/>
      <number:text> €</number:text>
    </number:number-style>
    <number:number-style style:name="N10107" number:language="es" number:country="ES">
      <number:text>-</number:text>
      <number:number number:decimal-places="2" number:min-integer-digits="1" number:grouping="true"/>
      <number:text> €</number:text>
      <style:map style:condition="value()&gt;=0" style:apply-style-name="N10107P0"/>
    </number:number-style>
    <number:number-style style:name="N10108P0" style:volatile="true" number:language="es" number:country="ES">
      <number:number number:decimal-places="2" number:min-integer-digits="1" number:grouping="true"/>
      <number:text> €</number:text>
    </number:number-style>
    <number:number-style style:name="N10108" number:language="es" number:country="ES">
      <style:text-properties fo:color="#ff0000"/>
      <number:text>-</number:text>
      <number:number number:decimal-places="2" number:min-integer-digits="1" number:grouping="true"/>
      <number:text> €</number:text>
      <style:map style:condition="value()&gt;=0" style:apply-style-name="N10108P0"/>
    </number:number-style>
    <number:date-style style:name="N10109" number:language="es" number:country="ES">
      <number:day number:style="long"/>
      <number:text>-</number:text>
      <number:month number:textual="true"/>
      <number:text>-</number:text>
      <number:year/>
    </number:date-style>
    <number:date-style style:name="N10110" number:language="es" number:country="ES">
      <number:day number:style="long"/>
      <number:text>-</number:text>
      <number:month number:textual="true"/>
    </number:date-style>
    <number:date-style style:name="N10111" number:language="es" number:country="ES">
      <number:month number:textual="true"/>
      <number:text>-</number:text>
      <number:year/>
    </number:date-style>
    <number:time-style style:name="N10112" number:language="es" number:country="ES">
      <number:hours/>
      <number:text>:</number:text>
      <number:minutes number:style="long"/>
      <number:text> </number:text>
      <number:am-pm/>
    </number:time-style>
    <number:time-style style:name="N10113" number:language="es" number:country="ES">
      <number:hours/>
      <number:text>:</number:text>
      <number:minutes number:style="long"/>
      <number:text>:</number:text>
      <number:seconds number:style="long"/>
      <number:text> </number:text>
      <number:am-pm/>
    </number:time-style>
    <number:time-style style:name="N10114" number:language="es" number:country="ES">
      <number:hours/>
      <number:text>:</number:text>
      <number:minutes number:style="long"/>
    </number:time-style>
    <number:time-style style:name="N10115" number:language="es" number:country="ES">
      <number:hours/>
      <number:text>:</number:text>
      <number:minutes number:style="long"/>
      <number:text>:</number:text>
      <number:seconds number:style="long"/>
    </number:time-style>
    <number:date-style style:name="N10116" number:language="es" number:country="ES">
      <number:day number:style="long"/>
      <number:text>/</number:text>
      <number:month number:style="long"/>
      <number:text>/</number:text>
      <number:year number:style="long"/>
      <number:text> </number:text>
      <number:hours/>
      <number:text>:</number:text>
      <number:minutes number:style="long"/>
    </number:date-style>
    <number:number-style style:name="N10118P0" style:volatile="true" number:language="es" number:country="ES">
      <number:number number:decimal-places="0" number:min-integer-digits="1" number:grouping="true"/>
      <number:text>   </number:text>
    </number:number-style>
    <number:number-style style:name="N10118" number:language="es" number:country="ES">
      <number:text>-</number:text>
      <number:number number:decimal-places="0" number:min-integer-digits="1" number:grouping="true"/>
      <number:text>   </number:text>
      <style:map style:condition="value()&gt;=0" style:apply-style-name="N10118P0"/>
    </number:number-style>
    <number:number-style style:name="N10119P0" style:volatile="true" number:language="es" number:country="ES">
      <number:number number:decimal-places="0" number:min-integer-digits="1" number:grouping="true"/>
      <number:text>   </number:text>
    </number:number-style>
    <number:number-style style:name="N10119" number:language="es" number:country="ES">
      <style:text-properties fo:color="#ff0000"/>
      <number:text>-</number:text>
      <number:number number:decimal-places="0" number:min-integer-digits="1" number:grouping="true"/>
      <number:text>   </number:text>
      <style:map style:condition="value()&gt;=0" style:apply-style-name="N10119P0"/>
    </number:number-style>
    <number:number-style style:name="N10121P0" style:volatile="true" number:language="es" number:country="ES">
      <number:number number:decimal-places="2" number:min-integer-digits="1" number:grouping="true"/>
      <number:text>   </number:text>
    </number:number-style>
    <number:number-style style:name="N10121" number:language="es" number:country="ES">
      <number:text>-</number:text>
      <number:number number:decimal-places="2" number:min-integer-digits="1" number:grouping="true"/>
      <number:text>   </number:text>
      <style:map style:condition="value()&gt;=0" style:apply-style-name="N10121P0"/>
    </number:number-style>
    <number:number-style style:name="N10122P0" style:volatile="true" number:language="es" number:country="ES">
      <number:number number:decimal-places="2" number:min-integer-digits="1" number:grouping="true"/>
      <number:text>   </number:text>
    </number:number-style>
    <number:number-style style:name="N10122" number:language="es" number:country="ES">
      <style:text-properties fo:color="#ff0000"/>
      <number:text>-</number:text>
      <number:number number:decimal-places="2" number:min-integer-digits="1" number:grouping="true"/>
      <number:text>   </number:text>
      <style:map style:condition="value()&gt;=0" style:apply-style-name="N10122P0"/>
    </number:number-style>
    <number:number-style style:name="N10126P0" style:volatile="true" number:language="es" number:country="ES">
      <loext:fill-character> </loext:fill-character>
      <number:number number:decimal-places="0" number:min-integer-digits="1" number:grouping="true"/>
      <number:text>    </number:text>
    </number:number-style>
    <number:number-style style:name="N10126P1" style:volatile="true" number:language="es" number:country="ES">
      <number:text>-</number:text>
      <loext:fill-character> </loext:fill-character>
      <number:number number:decimal-places="0" number:min-integer-digits="1" number:grouping="true"/>
      <number:text>    </number:text>
    </number:number-style>
    <number:number-style style:name="N10126P2" style:volatile="true" number:language="es" number:country="ES">
      <loext:fill-character> </loext:fill-character>
      <number:text>-    </number:text>
    </number:number-style>
    <number:text-style style:name="N10126" number:language="es" number:country="ES">
      <number:text-content/>
      <number:text> </number:text>
      <style:map style:condition="value()&gt;0" style:apply-style-name="N10126P0"/>
      <style:map style:condition="value()&lt;0" style:apply-style-name="N10126P1"/>
      <style:map style:condition="value()=0" style:apply-style-name="N10126P2"/>
    </number:text-style>
    <number:number-style style:name="N10130P0" style:volatile="true" number:language="es" number:country="ES">
      <loext:fill-character> </loext:fill-character>
      <number:number number:decimal-places="0" number:min-integer-digits="1" number:grouping="true"/>
      <number:text> € </number:text>
    </number:number-style>
    <number:number-style style:name="N10130P1" style:volatile="true" number:language="es" number:country="ES">
      <number:text>-</number:text>
      <loext:fill-character> </loext:fill-character>
      <number:number number:decimal-places="0" number:min-integer-digits="1" number:grouping="true"/>
      <number:text> € </number:text>
    </number:number-style>
    <number:number-style style:name="N10130P2" style:volatile="true" number:language="es" number:country="ES">
      <loext:fill-character> </loext:fill-character>
      <number:text>- € </number:text>
    </number:number-style>
    <number:text-style style:name="N10130" number:language="es" number:country="ES">
      <number:text-content/>
      <number:text> </number:text>
      <style:map style:condition="value()&gt;0" style:apply-style-name="N10130P0"/>
      <style:map style:condition="value()&lt;0" style:apply-style-name="N10130P1"/>
      <style:map style:condition="value()=0" style:apply-style-name="N10130P2"/>
    </number:text-style>
    <number:number-style style:name="N10134P0" style:volatile="true" number:language="es" number:country="ES">
      <loext:fill-character> </loext:fill-character>
      <number:number number:decimal-places="2" number:min-integer-digits="1" number:grouping="true"/>
      <number:text>    </number:text>
    </number:number-style>
    <number:number-style style:name="N10134P1" style:volatile="true" number:language="es" number:country="ES">
      <number:text>-</number:text>
      <loext:fill-character> </loext:fill-character>
      <number:number number:decimal-places="2" number:min-integer-digits="1" number:grouping="true"/>
      <number:text>    </number:text>
    </number:number-style>
    <number:number-style style:name="N10134P2" style:volatile="true" number:language="es" number:country="ES">
      <loext:fill-character> </loext:fill-character>
      <number:text>-</number:text>
      <number:number number:decimal-places="0" number:min-integer-digits="0"/>
      <number:text>    </number:text>
    </number:number-style>
    <number:text-style style:name="N10134" number:language="es" number:country="ES">
      <number:text-content/>
      <number:text> </number:text>
      <style:map style:condition="value()&gt;0" style:apply-style-name="N10134P0"/>
      <style:map style:condition="value()&lt;0" style:apply-style-name="N10134P1"/>
      <style:map style:condition="value()=0" style:apply-style-name="N10134P2"/>
    </number:text-style>
    <style:style style:name="Default" style:family="table-cell">
      <style:table-cell-properties style:rotation-align="none" style:vertical-align="bottom"/>
      <style:text-properties style:font-name="Arial1" fo:font-family="Arial" style:font-name-asian="Microsoft YaHei" style:font-family-asian="'Microsoft YaHei'" style:font-family-generic-asian="system" style:font-pitch-asian="variable" style:font-name-complex="Arial1"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5-14">00/00/0000</text:date>, <text:time style:data-style-name="N2" text:time-value="19:55:36.623000000">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content.xml><?xml version="1.0" encoding="utf-8"?>
<math xmlns="http://www.w3.org/1998/Math/MathML" display="block">
  <semantics>
    <mrow>
      <mi mathvariant="italic">Liquidez</mi>
      <mo stretchy="false">=</mo>
      <mfrac>
        <mrow>
          <mi mathvariant="italic">Activo</mi>
          <mi mathvariant="italic">Circulante</mi>
        </mrow>
        <mrow>
          <mi mathvariant="italic">Deudas</mi>
          <mi>a</mi>
          <mi mathvariant="italic">corto</mi>
          <mi mathvariant="italic">Plazo</mi>
        </mrow>
      </mfrac>
    </mrow>
    <annotation encoding="StarMath 5.0">Liquidez = { Activo Circulante } over { Deudas a corto Plazo }</annotation>
  </semantics>
</math>
</file>

<file path=Object 3/content.xml><?xml version="1.0" encoding="utf-8"?>
<math xmlns="http://www.w3.org/1998/Math/MathML" display="block">
  <semantics>
    <mrow>
      <mi mathvariant="italic">Solvencia</mi>
      <mo stretchy="false">=</mo>
      <mfrac>
        <mrow>
          <mi mathvariant="italic">Activo</mi>
          <mi mathvariant="italic">Total</mi>
        </mrow>
        <mrow>
          <mi mathvariant="italic">Pasivo</mi>
          <mi mathvariant="italic">Total</mi>
        </mrow>
      </mfrac>
    </mrow>
    <annotation encoding="StarMath 5.0">Solvencia = { Activo Total } over { Pasivo Total }</annotation>
  </semantics>
</math>
</file>

<file path=Object 4/content.xml><?xml version="1.0" encoding="utf-8"?>
<math xmlns="http://www.w3.org/1998/Math/MathML" display="block">
  <semantics>
    <mrow>
      <mi mathvariant="italic">Rentabilidad</mi>
      <mi mathvariant="italic">del</mi>
      <mrow>
        <mi mathvariant="italic">Capital</mi>
        <mo stretchy="false">=</mo>
        <mfrac>
          <mrow>
            <mi mathvariant="italic">Beneficios</mi>
            <mo stretchy="false">−</mo>
            <mi mathvariant="italic">Impuestos</mi>
          </mrow>
          <mrow>
            <mi mathvariant="italic">Fondos</mi>
            <mi mathvariant="italic">Propios</mi>
          </mrow>
        </mfrac>
      </mrow>
    </mrow>
    <annotation encoding="StarMath 5.0">Rentabilidad del Capital = { Beneficios - Impuestos } over { Fondos Propios }</annotation>
  </semantics>
</math>
</file>

<file path=Object 5/content.xml><?xml version="1.0" encoding="utf-8"?>
<math xmlns="http://www.w3.org/1998/Math/MathML" display="block">
  <semantics>
    <mrow>
      <mi mathvariant="italic">Rentabilidad</mi>
      <mi mathvariant="italic">de</mi>
      <mrow>
        <mi mathvariant="italic">Activos</mi>
        <mo stretchy="false">=</mo>
        <mfrac>
          <mrow>
            <mi mathvariant="italic">Beneficio</mi>
            <mi mathvariant="italic">neto</mi>
          </mrow>
          <mrow>
            <mi mathvariant="italic">Activo</mi>
            <mi mathvariant="italic">Total</mi>
          </mrow>
        </mfrac>
      </mrow>
    </mrow>
    <annotation encoding="StarMath 5.0">Rentabilidad de Activos = { Beneficio neto } over { Activo Total }</annotation>
  </semantics>
</math>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4P0" style:volatile="true">
      <number:number number:decimal-places="0" number:min-integer-digits="1" number:grouping="true"/>
      <number:text> </number:text>
    </number:number-style>
    <number:number-style style:name="N104">
      <style:text-properties fo:color="#ff0000"/>
      <number:text>-</number:text>
      <number:number number:decimal-places="0" number:min-integer-digits="1" number:grouping="true"/>
      <number:text> </number:text>
      <style:map style:condition="value()&gt;=0" style:apply-style-name="N104P0"/>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symbol-type="automatic" chart:include-hidden-cells="false" chart:auto-position="true" chart:auto-size="true" chart:treat-empty-cells="leave-gap" chart:series-source="rows" chart:right-angled-axes="true">
        <chart:symbol-image xlink:href="Pictures/2000000A000000DD000000DDF1F7E11A.svm" xlink:type="simple" xlink:actuate="onLoad"/>
      </style:chart-properties>
    </style:style>
    <style:style style:name="ch5" style:family="chart" style:data-style-name="N104">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1cm" chart:symbol-height="0.1cm" chart:link-data-style-to-source="true">
        <chart:symbol-image xlink:href="Pictures/2000000A000000DD000000DDF1F7E11A.svm" xlink:type="simple" xlink:actuate="onLoad"/>
      </style:chart-properties>
      <style:graphic-properties svg:stroke-width="0.03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3.826cm" svg:height="7.778cm" xlink:href="." xlink:type="simple" chart:class="chart:line" chart:style-name="ch1">
        <chart:title svg:x="6.023cm" svg:y="0.291cm" chart:style-name="ch2">
          <text:p>Liquidez</text:p>
        </chart:title>
        <chart:subtitle svg:x="5.824cm" svg:y="1.225cm" chart:style-name="ch3">
          <text:p>2009 - 2013</text:p>
        </chart:subtitle>
        <chart:plot-area chart:style-name="ch4" chart:data-source-has-labels="both" svg:x="1.287cm" svg:y="2.063cm" svg:width="12.263cm" svg:height="4.579cm">
          <chartooo:coordinate-region svg:x="1.908cm" svg:y="2.262cm" svg:width="11.164cm" svg:height="3.733cm"/>
          <chart:axis chart:dimension="x" chart:name="primary-x" chart:style-name="ch5" chartooo:axis-type="auto">
            <chartooo:date-scale/>
            <chart:title svg:x="6.99cm" svg:y="6.797cm" chart:style-name="ch6">
              <text:p>Años</text:p>
            </chart:title>
            <chart:categories table:cell-range-address="local-table.$B$1:.$F$1"/>
          </chart:axis>
          <chart:axis chart:dimension="y" chart:name="primary-y" chart:style-name="ch7">
            <chart:title svg:x="0.451cm" svg:y="4.793cm" chart:style-name="ch8">
              <text:p>Ratio</text:p>
            </chart:title>
            <chart:grid chart:style-name="ch9" chart:class="major"/>
          </chart:axis>
          <chart:series chart:style-name="ch10" chart:values-cell-range-address="local-table.$B$2:.$F$2" chart:label-cell-address="local-table.$A$2" chart:class="chart:line">
            <chart:data-point chart:repeated="5"/>
          </chart:series>
          <chart:wall chart:style-name="ch11"/>
          <chart:floor chart:style-name="ch12"/>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float" office:value="2009">
                <text:p>2010</text:p>
              </table:table-cell>
              <table:table-cell office:value-type="float" office:value="2010">
                <text:p>2010</text:p>
              </table:table-cell>
              <table:table-cell office:value-type="float" office:value="2011">
                <text:p>2010</text:p>
              </table:table-cell>
              <table:table-cell office:value-type="float" office:value="2012">
                <text:p>2010</text:p>
              </table:table-cell>
              <table:table-cell office:value-type="float" office:value="2013">
                <text:p>2010</text:p>
              </table:table-cell>
            </table:table-row>
          </table:table-header-rows>
          <table:table-rows>
            <table:table-row>
              <table:table-cell office:value-type="string">
                <text:p>LIQUIDEZ</text:p>
              </table:table-cell>
              <table:table-cell office:value-type="float" office:value="9.05917482491842">
                <text:p>9.05917482491842</text:p>
              </table:table-cell>
              <table:table-cell office:value-type="float" office:value="7.30153815128515">
                <text:p>7.30153815128515</text:p>
              </table:table-cell>
              <table:table-cell office:value-type="float" office:value="6.08704275371324">
                <text:p>6.08704275371324</text:p>
              </table:table-cell>
              <table:table-cell office:value-type="float" office:value="53.6025906692283">
                <text:p>53.6025906692283</text:p>
              </table:table-cell>
              <table:table-cell office:value-type="float" office:value="31.8791860692246">
                <text:p>31.8791860692246</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5.2$Windows_x86 LibreOffice_project/3a87456aaa6a95c63eea1c1b3201acedf0751bd5</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gradient draw:name="Gradient_20_2" draw:display-name="Gradient 2" draw:style="linear" draw:start-color="#000000" draw:end-color="#ffffff" draw:start-intensity="100%" draw:end-intensity="100%" draw:angle="0" draw:border="0%"/>
    <draw:hatch draw:name="Hatching_20_91" draw:display-name="Hatching 91" draw:style="single" draw:color="#000000" draw:distance="0cm" draw:rotation="0"/>
    <draw:stroke-dash draw:name="Dash_20_1" draw:display-name="Dash 1" draw:style="rect" draw:dots1="1" draw:dots1-length="0.02cm" draw:dots2="1" draw:dots2-length="0.02cm" draw:distance="0.02cm"/>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4P0" style:volatile="true">
      <number:number number:decimal-places="0" number:min-integer-digits="1" number:grouping="true"/>
      <number:text> </number:text>
    </number:number-style>
    <number:number-style style:name="N104">
      <style:text-properties fo:color="#ff0000"/>
      <number:text>-</number:text>
      <number:number number:decimal-places="0" number:min-integer-digits="1" number:grouping="true"/>
      <number:text> </number:text>
      <style:map style:condition="value()&gt;=0" style:apply-style-name="N104P0"/>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symbol-type="automatic" chart:include-hidden-cells="false" chart:auto-position="true" chart:auto-size="true" chart:treat-empty-cells="leave-gap" chart:series-source="rows" chart:right-angled-axes="true">
        <chart:symbol-image xlink:href="Pictures/2000000A000000DD000000DDF1F7E11A.svm" xlink:type="simple" xlink:actuate="onLoad"/>
      </style:chart-properties>
    </style:style>
    <style:style style:name="ch5" style:family="chart" style:data-style-name="N104">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1cm" chart:symbol-height="0.1cm" chart:link-data-style-to-source="true">
        <chart:symbol-image xlink:href="Pictures/2000000A000000DD000000DDF1F7E11A.svm" xlink:type="simple" xlink:actuate="onLoad"/>
      </style:chart-properties>
      <style:graphic-properties svg:stroke-width="0.03cm" svg:stroke-color="#579d1c" draw:fill-color="#579d1c"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4.391cm" svg:height="8.094cm" xlink:href="." xlink:type="simple" chart:class="chart:line" chart:style-name="ch1">
        <chart:title svg:x="4.863cm" svg:y="0.297cm" chart:style-name="ch2">
          <text:p>Rentabilidad del Capital</text:p>
        </chart:title>
        <chart:subtitle svg:x="6.106cm" svg:y="1.237cm" chart:style-name="ch3">
          <text:p>2009 - 2013</text:p>
        </chart:subtitle>
        <chart:plot-area chart:style-name="ch4" chart:data-source-has-labels="both" svg:x="1.298cm" svg:y="2.081cm" svg:width="12.806cm" svg:height="4.871cm">
          <chartooo:coordinate-region svg:x="2.025cm" svg:y="2.281cm" svg:width="11.601cm" svg:height="4.024cm"/>
          <chart:axis chart:dimension="x" chart:name="primary-x" chart:style-name="ch5" chartooo:axis-type="auto">
            <chartooo:date-scale/>
            <chart:title svg:x="7.273cm" svg:y="7.113cm" chart:style-name="ch6">
              <text:p>Años</text:p>
            </chart:title>
            <chart:categories table:cell-range-address="local-table.$B$1:.$F$1"/>
          </chart:axis>
          <chart:axis chart:dimension="y" chart:name="primary-y" chart:style-name="ch7">
            <chart:title svg:x="0.451cm" svg:y="4.957cm" chart:style-name="ch8">
              <text:p>Ratio</text:p>
            </chart:title>
            <chart:grid chart:style-name="ch9" chart:class="major"/>
          </chart:axis>
          <chart:series chart:style-name="ch10" chart:values-cell-range-address="local-table.$B$2:.$F$2" chart:label-cell-address="local-table.$A$2" chart:class="chart:line">
            <chart:data-point chart:repeated="5"/>
          </chart:series>
          <chart:wall chart:style-name="ch11"/>
          <chart:floor chart:style-name="ch12"/>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float" office:value="2009">
                <text:p>2010</text:p>
              </table:table-cell>
              <table:table-cell office:value-type="float" office:value="2010">
                <text:p>2010</text:p>
              </table:table-cell>
              <table:table-cell office:value-type="float" office:value="2011">
                <text:p>2010</text:p>
              </table:table-cell>
              <table:table-cell office:value-type="float" office:value="2012">
                <text:p>2010</text:p>
              </table:table-cell>
              <table:table-cell office:value-type="float" office:value="2013">
                <text:p>2010</text:p>
              </table:table-cell>
            </table:table-row>
          </table:table-header-rows>
          <table:table-rows>
            <table:table-row>
              <table:table-cell office:value-type="string">
                <text:p>RENTABILIDAD DEL CAPITAL</text:p>
              </table:table-cell>
              <table:table-cell office:value-type="float" office:value="2.21802322645513">
                <text:p>2.21802322645513</text:p>
              </table:table-cell>
              <table:table-cell office:value-type="float" office:value="1.78937945188616">
                <text:p>1.78937945188616</text:p>
              </table:table-cell>
              <table:table-cell office:value-type="float" office:value="1.06898812251691">
                <text:p>1.06898812251691</text:p>
              </table:table-cell>
              <table:table-cell office:value-type="float" office:value="1.07313433788424">
                <text:p>1.07313433788424</text:p>
              </table:table-cell>
              <table:table-cell office:value-type="float" office:value="1.84465310478342">
                <text:p>1.84465310478342</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5.2$Windows_x86 LibreOffice_project/3a87456aaa6a95c63eea1c1b3201acedf0751bd5</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gradient draw:name="Gradient_20_2" draw:display-name="Gradient 2" draw:style="linear" draw:start-color="#000000" draw:end-color="#ffffff" draw:start-intensity="100%" draw:end-intensity="100%" draw:angle="0" draw:border="0%"/>
    <draw:hatch draw:name="Hatching_20_91" draw:display-name="Hatching 91" draw:style="single" draw:color="#000000" draw:distance="0cm" draw:rotation="0"/>
    <draw:stroke-dash draw:name="Dash_20_1" draw:display-name="Dash 1" draw:style="rect" draw:dots1="1" draw:dots1-length="0.02cm" draw:dots2="1" draw:dots2-length="0.02cm" draw:distance="0.02cm"/>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4P0" style:volatile="true">
      <number:number number:decimal-places="0" number:min-integer-digits="1" number:grouping="true"/>
      <number:text> </number:text>
    </number:number-style>
    <number:number-style style:name="N104">
      <style:text-properties fo:color="#ff0000"/>
      <number:text>-</number:text>
      <number:number number:decimal-places="0" number:min-integer-digits="1" number:grouping="true"/>
      <number:text> </number:text>
      <style:map style:condition="value()&gt;=0" style:apply-style-name="N104P0"/>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symbol-type="automatic" chart:include-hidden-cells="false" chart:auto-position="true" chart:auto-size="true" chart:treat-empty-cells="leave-gap" chart:series-source="rows" chart:right-angled-axes="true">
        <chart:symbol-image xlink:href="Pictures/2000000A000000DD000000DDF1F7E11A.svm" xlink:type="simple" xlink:actuate="onLoad"/>
      </style:chart-properties>
    </style:style>
    <style:style style:name="ch5" style:family="chart" style:data-style-name="N104">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1cm" chart:symbol-height="0.1cm" chart:link-data-style-to-source="true">
        <chart:symbol-image xlink:href="Pictures/2000000A000000DD000000DDF1F7E11A.svm" xlink:type="simple" xlink:actuate="onLoad"/>
      </style:chart-properties>
      <style:graphic-properties svg:stroke-width="0.03cm" svg:stroke-color="#ff420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4.151cm" svg:height="7.96cm" xlink:href="." xlink:type="simple" chart:class="chart:line" chart:style-name="ch1">
        <chart:title svg:x="4.756cm" svg:y="0.295cm" chart:style-name="ch2">
          <text:p>Rentabilidad de Activos</text:p>
        </chart:title>
        <chart:subtitle svg:x="5.986cm" svg:y="1.233cm" chart:style-name="ch3">
          <text:p>2009 - 2013</text:p>
        </chart:subtitle>
        <chart:plot-area chart:style-name="ch4" chart:data-source-has-labels="both" svg:x="1.294cm" svg:y="2.075cm" svg:width="12.574cm" svg:height="4.745cm">
          <chartooo:coordinate-region svg:x="2.021cm" svg:y="2.274cm" svg:width="11.369cm" svg:height="3.899cm"/>
          <chart:axis chart:dimension="x" chart:name="primary-x" chart:style-name="ch5" chartooo:axis-type="auto">
            <chartooo:date-scale/>
            <chart:title svg:x="7.153cm" svg:y="6.979cm" chart:style-name="ch6">
              <text:p>Años</text:p>
            </chart:title>
            <chart:categories table:cell-range-address="local-table.$B$1:.$F$1"/>
          </chart:axis>
          <chart:axis chart:dimension="y" chart:name="primary-y" chart:style-name="ch7">
            <chart:title svg:x="0.451cm" svg:y="4.888cm" chart:style-name="ch8">
              <text:p>Ratio</text:p>
            </chart:title>
            <chart:grid chart:style-name="ch9" chart:class="major"/>
          </chart:axis>
          <chart:series chart:style-name="ch10" chart:values-cell-range-address="local-table.$B$2:.$F$2" chart:label-cell-address="local-table.$A$2" chart:class="chart:line">
            <chart:data-point chart:repeated="5"/>
          </chart:series>
          <chart:wall chart:style-name="ch11"/>
          <chart:floor chart:style-name="ch12"/>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float" office:value="2009">
                <text:p>2010</text:p>
              </table:table-cell>
              <table:table-cell office:value-type="float" office:value="2010">
                <text:p>2010</text:p>
              </table:table-cell>
              <table:table-cell office:value-type="float" office:value="2011">
                <text:p>2010</text:p>
              </table:table-cell>
              <table:table-cell office:value-type="float" office:value="2012">
                <text:p>2010</text:p>
              </table:table-cell>
              <table:table-cell office:value-type="float" office:value="2013">
                <text:p>2010</text:p>
              </table:table-cell>
            </table:table-row>
          </table:table-header-rows>
          <table:table-rows>
            <table:table-row>
              <table:table-cell office:value-type="string">
                <text:p>RENTABILIDAD DE ACTIVOS</text:p>
              </table:table-cell>
              <table:table-cell office:value-type="float" office:value="0.844274140210793">
                <text:p>0.844274140210793</text:p>
              </table:table-cell>
              <table:table-cell office:value-type="float" office:value="0.803803533291058">
                <text:p>0.803803533291058</text:p>
              </table:table-cell>
              <table:table-cell office:value-type="float" office:value="0.611099128166944">
                <text:p>0.611099128166944</text:p>
              </table:table-cell>
              <table:table-cell office:value-type="float" office:value="0.597157540916988">
                <text:p>0.597157540916988</text:p>
              </table:table-cell>
              <table:table-cell office:value-type="float" office:value="0.8611052341816">
                <text:p>0.8611052341816</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5.2$Windows_x86 LibreOffice_project/3a87456aaa6a95c63eea1c1b3201acedf0751bd5</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gradient draw:name="Gradient_20_2" draw:display-name="Gradient 2" draw:style="linear" draw:start-color="#000000" draw:end-color="#ffffff" draw:start-intensity="100%" draw:end-intensity="100%" draw:angle="0" draw:border="0%"/>
    <draw:hatch draw:name="Hatching_20_91" draw:display-name="Hatching 91" draw:style="single" draw:color="#000000" draw:distance="0cm" draw:rotation="0"/>
    <draw:stroke-dash draw:name="Dash_20_1" draw:display-name="Dash 1" draw:style="rect" draw:dots1="1" draw:dots1-length="0.02cm" draw:dots2="1" draw:dots2-length="0.02cm" draw:distance="0.02cm"/>
  </office:styles>
</office:document-styles>
</file>